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 Cyr" svg:font-family="'Arial Cyr'"/>
    <style:font-face style:name="TeXGyreChorus" svg:font-family="TeXGyreChorus" style:font-adornments="Обычный" style:font-pitch="variable"/>
    <style:font-face style:name="TeXGyreHeros" svg:font-family="TeXGyreHeros" style:font-adornments="Полужирный" style:font-pitch="variable"/>
    <style:font-face style:name="Ubuntu" svg:font-family="Ubuntu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13cm"/>
    </style:style>
    <style:style style:name="co2" style:family="table-column">
      <style:table-column-properties fo:break-before="auto" style:column-width="7.706cm"/>
    </style:style>
    <style:style style:name="co3" style:family="table-column">
      <style:table-column-properties fo:break-before="auto" style:column-width="3.627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4.08cm"/>
    </style:style>
    <style:style style:name="co6" style:family="table-column">
      <style:table-column-properties fo:break-before="auto" style:column-width="8.16cm"/>
    </style:style>
    <style:style style:name="co7" style:family="table-column">
      <style:table-column-properties fo:break-before="auto" style:column-width="1.36cm"/>
    </style:style>
    <style:style style:name="co8" style:family="table-column">
      <style:table-column-properties fo:break-before="auto" style:column-width="4.987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3.173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616cm" fo:break-before="auto" style:use-optimal-row-height="false"/>
    </style:style>
    <style:style style:name="ro3" style:family="table-row">
      <style:table-row-properties style:row-height="0.616cm" fo:break-before="auto" style:use-optimal-row-height="true"/>
    </style:style>
    <style:style style:name="ro4" style:family="table-row">
      <style:table-row-properties style:row-height="0.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Поле">
      <style:text-properties style:font-weight-asian="bold" style:font-weight-complex="bold"/>
    </style:style>
    <style:style style:name="ce2" style:family="table-cell" style:parent-style-name="Номер">
      <style:text-properties style:font-weight-asian="normal" style:font-weight-complex="normal"/>
    </style:style>
    <style:style style:name="ce3" style:family="table-cell" style:parent-style-name="Текст">
      <style:text-properties fo:language="zxx" fo:country="none" style:font-size-asian="7.80000019073486pt" style:language-asian="zxx" style:country-asian="none" style:font-name-complex="Ubuntu" style:font-size-complex="7.80000019073486pt" style:language-complex="zxx" style:country-complex="none"/>
    </style:style>
    <style:style style:name="ce4" style:family="table-cell" style:parent-style-name="Поле">
      <style:text-properties style:text-outline="false" style:text-line-through-style="none" fo:language="ru" fo:country="RU" fo:text-shadow="none" style:text-underline-style="none" style:text-underline-mode="continuous" style:text-overline-mode="continuous" style:text-line-through-mode="continuous" style:font-size-asian="6.80000019073486pt" style:language-asian="en" style:country-asian="US" style:font-style-asian="italic" style:font-weight-asian="bold" style:font-name-complex="DejaVu Sans Condensed" style:font-size-complex="6.80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5" style:family="table-cell" style:parent-style-name="Текст">
      <style:text-properties style:text-outline="false" style:text-line-through-style="none" fo:language="ru" fo:country="RU" fo:font-style="normal" fo:text-shadow="none" style:text-underline-style="none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name-complex="DejaVu Sans Condensed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Фамилия">
      <style:text-properties style:font-size-asian="11pt" style:font-name-complex="Arial Cyr" style:font-size-complex="11pt"/>
    </style:style>
    <style:style style:name="ce7" style:family="table-cell" style:parent-style-name="Текст">
      <style:text-properties style:font-size-asian="11pt" style:font-name-complex="Arial Cyr" style:font-size-complex="11pt"/>
    </style:style>
    <style:style style:name="ce8" style:family="table-cell" style:parent-style-name="Пол">
      <style:text-properties style:font-weight-asian="normal" style:font-weight-complex="normal"/>
    </style:style>
    <style:style style:name="ce9" style:family="table-cell" style:parent-style-name="Телефон">
      <style:text-properties style:font-weight-asian="normal" style:font-weight-complex="normal"/>
    </style:style>
    <style:style style:name="ce10" style:family="table-cell" style:parent-style-name="Поле">
      <style:text-properties style:font-style-asian="normal" style:font-weight-asian="bold" style:font-style-complex="normal" style:font-weight-complex="bold"/>
    </style:style>
    <style:style style:name="ce11" style:family="table-cell" style:parent-style-name="Почта">
      <style:text-properties style:font-weight-asian="normal" style:font-weight-complex="normal"/>
    </style:style>
  </office:automatic-styles>
  <office:body>
    <office:spreadsheet>
      <table:content-validations>
        <table:content-validation table:name="val1" table:condition="of:cell-content-is-in-list(ПолЗначение)" table:allow-empty-cell="true" table:display-list="unsorted" table:base-cell-address="Персоны.H11">
          <table:error-message table:message-type="stop" table:display="true"/>
        </table:content-validation>
        <table:content-validation table:name="val2" table:condition="of:cell-content-is-in-list(ПолЗначения)" table:allow-empty-cell="true" table:display-list="unsorted" table:base-cell-address="Персоны.N31"/>
        <table:content-validation table:name="val3" table:condition="of:cell-content-is-in-list(РольЗначения)" table:allow-empty-cell="true" table:display-list="unsorted" table:base-cell-address="Персоны.O30"/>
        <table:content-validation table:name="val4" table:condition="of:cell-content-is-in-list(РольЗначения)" table:allow-empty-cell="true" table:display-list="unsorted" table:base-cell-address="Персоны.R31"/>
        <table:content-validation table:name="val5" table:condition="of:cell-content-is-in-list(мероприятие)" table:allow-empty-cell="true" table:display-list="unsorted" table:base-cell-address="Персоны.S1048576"/>
      </table:content-validations>
      <table:table table:name="Персоны" table:style-name="ta1" table:print-ranges="Персоны.A2:Персоны.A2">
        <table:table-column table:style-name="co1" table:default-cell-style-name="Текст"/>
        <table:table-column table:style-name="co2" table:default-cell-style-name="Текст"/>
        <table:table-column table:style-name="co3" table:default-cell-style-name="Default"/>
        <table:table-column table:style-name="co4" table:default-cell-style-name="Текст"/>
        <table:table-column table:style-name="co5" table:default-cell-style-name="Текст"/>
        <table:table-column table:style-name="co6" table:default-cell-style-name="Текст"/>
        <table:table-column table:style-name="co3" table:default-cell-style-name="Текст"/>
        <table:table-column table:style-name="co4" table:default-cell-style-name="Текст"/>
        <table:table-column table:style-name="co5" table:default-cell-style-name="Текст"/>
        <table:table-column table:style-name="co6" table:default-cell-style-name="Текст"/>
        <table:table-column table:style-name="co3" table:default-cell-style-name="Текст"/>
        <table:table-column table:style-name="co4" table:default-cell-style-name="Текст"/>
        <table:table-column table:style-name="co5" table:default-cell-style-name="Текст"/>
        <table:table-column table:style-name="co7" table:default-cell-style-name="Текст"/>
        <table:table-column table:style-name="co5" table:number-columns-repeated="2" table:default-cell-style-name="Текст"/>
        <table:table-column table:style-name="co8" table:default-cell-style-name="Текст"/>
        <table:table-column table:style-name="co3" table:default-cell-style-name="Текст"/>
        <table:table-column table:style-name="co5" table:default-cell-style-name="Текст"/>
        <table:table-column table:style-name="co9" table:number-columns-repeated="1005" table:default-cell-style-name="Текст"/>
        <table:table-row table:style-name="ro1">
          <table:table-cell table:style-name="ce1" office:value-type="string">
            <text:p>Номер</text:p>
          </table:table-cell>
          <table:table-cell table:style-name="Поле" office:value-type="string">
            <text:p>ФИО ИП</text:p>
          </table:table-cell>
          <table:table-cell table:style-name="ce1" office:value-type="string">
            <text:p>Фамилия ИП</text:p>
          </table:table-cell>
          <table:table-cell table:style-name="ce1" office:value-type="string">
            <text:p>Имя ИП</text:p>
          </table:table-cell>
          <table:table-cell table:style-name="ce1" office:value-type="string">
            <text:p>Отчество ИП</text:p>
          </table:table-cell>
          <table:table-cell table:style-name="ce1" office:value-type="string">
            <text:p>ФИО РП</text:p>
          </table:table-cell>
          <table:table-cell table:style-name="Поле" office:value-type="string">
            <text:p>Фамилия РП</text:p>
          </table:table-cell>
          <table:table-cell table:style-name="ce4" office:value-type="string">
            <text:p>Имя РП</text:p>
          </table:table-cell>
          <table:table-cell table:style-name="Поле" office:value-type="string">
            <text:p>Отчество РП</text:p>
          </table:table-cell>
          <table:table-cell table:style-name="Поле" office:value-type="string">
            <text:p>ФИО ДП</text:p>
          </table:table-cell>
          <table:table-cell table:style-name="ce1" office:value-type="string">
            <text:p>Фамилия ДП</text:p>
          </table:table-cell>
          <table:table-cell table:style-name="ce1" office:value-type="string">
            <text:p>Имя ДП</text:p>
          </table:table-cell>
          <table:table-cell table:style-name="ce1" office:value-type="string">
            <text:p>Отчество ДП</text:p>
          </table:table-cell>
          <table:table-cell table:style-name="ce1" office:value-type="string">
            <text:p>Пол</text:p>
          </table:table-cell>
          <table:table-cell table:style-name="ce1" office:value-type="string">
            <text:p>Обращение</text:p>
          </table:table-cell>
          <table:table-cell table:style-name="ce1" office:value-type="string">
            <text:p>Телефон</text:p>
          </table:table-cell>
          <table:table-cell table:style-name="ce10" office:value-type="string">
            <text:p>Почта</text:p>
          </table:table-cell>
          <table:table-cell table:style-name="ce1" office:value-type="string">
            <text:p>Роль</text:p>
          </table:table-cell>
          <table:table-cell table:style-name="Поле" office:value-type="string">
            <text:p>Мероприятие</text:p>
          </table:table-cell>
          <table:table-cell table:style-name="Поле" office:value-type="string">
            <text:p>Доклад</text:p>
          </table:table-cell>
          <table:table-cell table:style-name="Default" table:number-columns-repeated="100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ФИО" office:value-type="string">
            <text:p>Пепкин Иван Аристархович</text:p>
          </table:table-cell>
          <table:table-cell table:style-name="Фамилия" table:number-matrix-columns-spanned="3" table:number-matrix-rows-spanned="1" table:formula="of:=TRIM(MID(SUBSTITUTE([.B2];&quot; &quot;;REPT(&quot; &quot;;98));{1;99;197};98))" office:value-type="string" office:string-value="Пепкин">
            <text:p>Пепкин</text:p>
          </table:table-cell>
          <table:table-cell office:value-type="string" office:string-value="Иван">
            <text:p>Иван</text:p>
          </table:table-cell>
          <table:table-cell table:style-name="ce3" office:value-type="string" office:string-value="Аристархович">
            <text:p>Аристархович</text:p>
          </table:table-cell>
          <table:table-cell table:style-name="ФИО" office:value-type="string">
            <text:p>Пепкина Ивана Аристарховича</text:p>
          </table:table-cell>
          <table:table-cell table:style-name="Фамилия" table:number-matrix-columns-spanned="3" table:number-matrix-rows-spanned="1" table:formula="of:=TRIM(MID(SUBSTITUTE([.F2];&quot; &quot;;REPT(&quot; &quot;;98));{1;99;197};98))" office:value-type="string" office:string-value="Пепкина">
            <text:p>Пепкина</text:p>
          </table:table-cell>
          <table:table-cell table:style-name="ce5" office:value-type="string" office:string-value="Ивана">
            <text:p>Ивана</text:p>
          </table:table-cell>
          <table:table-cell table:style-name="ce3" office:value-type="string" office:string-value="Аристарховича">
            <text:p>Аристарховича</text:p>
          </table:table-cell>
          <table:table-cell table:style-name="ФИО" office:value-type="string">
            <text:p>Пепкину Ивану Аристарховичу</text:p>
          </table:table-cell>
          <table:table-cell table:style-name="ce6" table:number-matrix-columns-spanned="3" table:number-matrix-rows-spanned="1" table:formula="of:=TRIM(MID(SUBSTITUTE([.J2];&quot; &quot;;REPT(&quot; &quot;;98));{1;99;197};98))" office:value-type="string" office:string-value="Пепкину">
            <text:p>Пепкину</text:p>
          </table:table-cell>
          <table:table-cell table:style-name="ce7" office:value-type="string" office:string-value="Ивану">
            <text:p>Ивану</text:p>
          </table:table-cell>
          <table:table-cell table:style-name="ce3" office:value-type="string" office:string-value="Аристарховичу">
            <text:p>Аристарх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2]));IF([.$N2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79371234813">
            <text:p>+7 (937) 123-48-13</text:p>
          </table:table-cell>
          <table:table-cell table:style-name="Почта" office:value-type="string">
            <text:p>albos@gmail.com</text:p>
          </table:table-cell>
          <table:table-cell table:content-validation-name="val3" office:value-type="string">
            <text:p>Встречающий</text:p>
          </table:table-cell>
          <table:table-cell table:content-validation-name="val5" office:value-type="string">
            <text:p>Студенческая конференция</text:p>
          </table:table-cell>
          <table:table-cell office:value-type="string">
            <text:p>Проблемы оценивания</text:p>
          </table:table-cell>
          <table:table-cell table:style-name="Default" table:number-columns-repeated="1004"/>
        </table:table-row>
        <table:table-row table:style-name="ro1">
          <table:table-cell table:style-name="ce2" table:formula="of:=[.$A2] + 1" office:value-type="float" office:value="2">
            <text:p>2</text:p>
          </table:table-cell>
          <table:table-cell table:style-name="ФИО" office:value-type="string">
            <text:p>Шуепуев Пётр Викторович</text:p>
          </table:table-cell>
          <table:table-cell table:style-name="Фамилия" table:number-matrix-columns-spanned="3" table:number-matrix-rows-spanned="1" table:formula="of:=TRIM(MID(SUBSTITUTE([.B3];&quot; &quot;;REPT(&quot; &quot;;98));{1;99;197};98))" office:value-type="string" office:string-value="Шуепуев">
            <text:p>Шуепуев</text:p>
          </table:table-cell>
          <table:table-cell office:value-type="string" office:string-value="Пётр">
            <text:p>Пётр</text:p>
          </table:table-cell>
          <table:table-cell table:style-name="ce3" office:value-type="string" office:string-value="Викторович">
            <text:p>Викторович</text:p>
          </table:table-cell>
          <table:table-cell table:style-name="ФИО" office:value-type="string">
            <text:p>Шуепуева Петра Викторовича</text:p>
          </table:table-cell>
          <table:table-cell table:style-name="Фамилия" table:number-matrix-columns-spanned="3" table:number-matrix-rows-spanned="1" table:formula="of:=TRIM(MID(SUBSTITUTE([.F3];&quot; &quot;;REPT(&quot; &quot;;98));{1;99;197};98))" office:value-type="string" office:string-value="Шуепуева">
            <text:p>Шуепуева</text:p>
          </table:table-cell>
          <table:table-cell table:style-name="ce5" office:value-type="string" office:string-value="Петра">
            <text:p>Петра</text:p>
          </table:table-cell>
          <table:table-cell table:style-name="ce3" office:value-type="string" office:string-value="Викторовича">
            <text:p>Викторовича</text:p>
          </table:table-cell>
          <table:table-cell table:style-name="ФИО" office:value-type="string">
            <text:p>Шуепуеву Петру Викторовичу</text:p>
          </table:table-cell>
          <table:table-cell table:style-name="ce6" table:number-matrix-columns-spanned="3" table:number-matrix-rows-spanned="1" table:formula="of:=TRIM(MID(SUBSTITUTE([.J3];&quot; &quot;;REPT(&quot; &quot;;98));{1;99;197};98))" office:value-type="string" office:string-value="Шуепуеву">
            <text:p>Шуепуеву</text:p>
          </table:table-cell>
          <table:table-cell table:style-name="ce7" office:value-type="string" office:string-value="Петру">
            <text:p>Петру</text:p>
          </table:table-cell>
          <table:table-cell table:style-name="ce3" office:value-type="string" office:string-value="Викторовичу">
            <text:p>Виктор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3]));IF([.$N3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19993494320">
            <text:p>+1 (999) 349-43-20</text:p>
          </table:table-cell>
          <table:table-cell table:style-name="Почта" office:value-type="string">
            <text:p>bibos@mail.ru</text:p>
          </table:table-cell>
          <table:table-cell table:content-validation-name="val3" office:value-type="string">
            <text:p>Организатор</text:p>
          </table:table-cell>
          <table:table-cell table:content-validation-name="val5"/>
          <table:table-cell/>
          <table:table-cell table:style-name="Default" table:number-columns-repeated="1004"/>
        </table:table-row>
        <table:table-row table:style-name="ro1">
          <table:table-cell table:style-name="ce2" table:formula="of:=[.$A3] + 1" office:value-type="float" office:value="3">
            <text:p>3</text:p>
          </table:table-cell>
          <table:table-cell table:style-name="ФИО" office:value-type="string">
            <text:p>Харламенков Алексей Евгеньевич</text:p>
          </table:table-cell>
          <table:table-cell table:style-name="Фамилия" table:number-matrix-columns-spanned="3" table:number-matrix-rows-spanned="1" table:formula="of:=TRIM(MID(SUBSTITUTE([.B4];&quot; &quot;;REPT(&quot; &quot;;98));{1;99;197};98))" office:value-type="string" office:string-value="Харламенков">
            <text:p>Харламенков</text:p>
          </table:table-cell>
          <table:table-cell office:value-type="string" office:string-value="Алексей">
            <text:p>Алексей</text:p>
          </table:table-cell>
          <table:table-cell table:style-name="ce3" office:value-type="string" office:string-value="Евгеньевич">
            <text:p>Евгеньевич</text:p>
          </table:table-cell>
          <table:table-cell table:style-name="ФИО" office:value-type="string">
            <text:p>Харламенкова Алексея Евгеньевича</text:p>
          </table:table-cell>
          <table:table-cell table:style-name="Фамилия" table:number-matrix-columns-spanned="3" table:number-matrix-rows-spanned="1" table:formula="of:=TRIM(MID(SUBSTITUTE([.F4];&quot; &quot;;REPT(&quot; &quot;;98));{1;99;197};98))" office:value-type="string" office:string-value="Харламенкова">
            <text:p>Харламенкова</text:p>
          </table:table-cell>
          <table:table-cell table:style-name="ce5" office:value-type="string" office:string-value="Алексея">
            <text:p>Алексея</text:p>
          </table:table-cell>
          <table:table-cell table:style-name="ce3" office:value-type="string" office:string-value="Евгеньевича">
            <text:p>Евгеньевича</text:p>
          </table:table-cell>
          <table:table-cell table:style-name="ФИО" office:value-type="string">
            <text:p>Харламенкову Алексею Евгеньевичу</text:p>
          </table:table-cell>
          <table:table-cell table:style-name="ce6" table:number-matrix-columns-spanned="3" table:number-matrix-rows-spanned="1" table:formula="of:=TRIM(MID(SUBSTITUTE([.J4];&quot; &quot;;REPT(&quot; &quot;;98));{1;99;197};98))" office:value-type="string" office:string-value="Харламенкову">
            <text:p>Харламенкову</text:p>
          </table:table-cell>
          <table:table-cell table:style-name="ce7" office:value-type="string" office:string-value="Алексею">
            <text:p>Алексею</text:p>
          </table:table-cell>
          <table:table-cell table:style-name="ce3" office:value-type="string" office:string-value="Евгеньевичу">
            <text:p>Евгенье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4]));IF([.$N4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91236714509">
            <text:p>+9 (123) 671-45-09</text:p>
          </table:table-cell>
          <table:table-cell table:style-name="Почта" office:value-type="string">
            <text:p>alexey@harl.ev</text:p>
          </table:table-cell>
          <table:table-cell table:content-validation-name="val3" office:value-type="string">
            <text:p>Президиум</text:p>
          </table:table-cell>
          <table:table-cell table:content-validation-name="val5"/>
          <table:table-cell/>
          <table:table-cell table:style-name="Default" table:number-columns-repeated="1004"/>
        </table:table-row>
        <table:table-row table:style-name="ro1">
          <table:table-cell table:style-name="ce2" table:formula="of:=[.$A4] + 1" office:value-type="float" office:value="4">
            <text:p>4</text:p>
          </table:table-cell>
          <table:table-cell table:style-name="ФИО" office:value-type="string">
            <text:p>Острова Светлана Ивановна</text:p>
          </table:table-cell>
          <table:table-cell table:style-name="Фамилия" table:number-matrix-columns-spanned="3" table:number-matrix-rows-spanned="1" table:formula="of:=TRIM(MID(SUBSTITUTE([.B5];&quot; &quot;;REPT(&quot; &quot;;98));{1;99;197};98))" office:value-type="string" office:string-value="Острова">
            <text:p>Острова</text:p>
          </table:table-cell>
          <table:table-cell office:value-type="string" office:string-value="Светлана">
            <text:p>Светлана</text:p>
          </table:table-cell>
          <table:table-cell table:style-name="ce3" office:value-type="string" office:string-value="Ивановна">
            <text:p>Ивановна</text:p>
          </table:table-cell>
          <table:table-cell table:style-name="ФИО" office:value-type="string">
            <text:p>Островой Светланы Ивановны</text:p>
          </table:table-cell>
          <table:table-cell table:style-name="Фамилия" table:number-matrix-columns-spanned="3" table:number-matrix-rows-spanned="1" table:formula="of:=TRIM(MID(SUBSTITUTE([.F5];&quot; &quot;;REPT(&quot; &quot;;98));{1;99;197};98))" office:value-type="string" office:string-value="Островой">
            <text:p>Островой</text:p>
          </table:table-cell>
          <table:table-cell table:style-name="ce5" office:value-type="string" office:string-value="Светланы">
            <text:p>Светланы</text:p>
          </table:table-cell>
          <table:table-cell table:style-name="ce3" office:value-type="string" office:string-value="Ивановны">
            <text:p>Ивановны</text:p>
          </table:table-cell>
          <table:table-cell table:style-name="ФИО" office:value-type="string">
            <text:p>Островой Светлане Ивановне</text:p>
          </table:table-cell>
          <table:table-cell table:style-name="ce6" table:number-matrix-columns-spanned="3" table:number-matrix-rows-spanned="1" table:formula="of:=TRIM(MID(SUBSTITUTE([.J5];&quot; &quot;;REPT(&quot; &quot;;98));{1;99;197};98))" office:value-type="string" office:string-value="Островой">
            <text:p>Островой</text:p>
          </table:table-cell>
          <table:table-cell table:style-name="ce7" office:value-type="string" office:string-value="Светлане">
            <text:p>Светлане</text:p>
          </table:table-cell>
          <table:table-cell table:style-name="ce3" office:value-type="string" office:string-value="Ивановне">
            <text:p>Ивановне</text:p>
          </table:table-cell>
          <table:table-cell table:style-name="Пол" table:content-validation-name="val1" office:value-type="string">
            <text:p>Ж</text:p>
          </table:table-cell>
          <table:table-cell table:formula="of:=IF(NOT(ISBLANK([.$N5]));IF([.$N5]=&quot;М&quot;; &quot;Достопочтенный&quot;; &quot;Достопочтенная&quot;);&quot;&quot;)" office:value-type="string" office:string-value="Достопочтенная">
            <text:p>Достопочтенная</text:p>
          </table:table-cell>
          <table:table-cell table:style-name="Телефон" office:value-type="float" office:value="79271893445">
            <text:p>+7 (927) 189-34-45</text:p>
          </table:table-cell>
          <table:table-cell table:style-name="Почта" office:value-type="string">
            <text:p>ssver@gmail.ru</text:p>
          </table:table-cell>
          <table:table-cell table:content-validation-name="val3" office:value-type="string">
            <text:p>Ассистент</text:p>
          </table:table-cell>
          <table:table-cell table:content-validation-name="val5"/>
          <table:table-cell/>
          <table:table-cell table:style-name="Default" table:number-columns-repeated="1004"/>
        </table:table-row>
        <table:table-row table:style-name="ro1">
          <table:table-cell table:style-name="ce2" table:formula="of:=[.$A5] + 1" office:value-type="float" office:value="5">
            <text:p>5</text:p>
          </table:table-cell>
          <table:table-cell table:style-name="ФИО" office:value-type="string">
            <text:p>Быстров Василий Викторович</text:p>
          </table:table-cell>
          <table:table-cell table:style-name="Фамилия" table:number-matrix-columns-spanned="3" table:number-matrix-rows-spanned="1" table:formula="of:=TRIM(MID(SUBSTITUTE([.B6];&quot; &quot;;REPT(&quot; &quot;;98));{1;99;197};98))" office:value-type="string" office:string-value="Быстров">
            <text:p>Быстров</text:p>
          </table:table-cell>
          <table:table-cell office:value-type="string" office:string-value="Василий">
            <text:p>Василий</text:p>
          </table:table-cell>
          <table:table-cell table:style-name="ce3" office:value-type="string" office:string-value="Викторович">
            <text:p>Викторович</text:p>
          </table:table-cell>
          <table:table-cell table:style-name="ФИО" office:value-type="string">
            <text:p>Быстрова Василия Викторовича</text:p>
          </table:table-cell>
          <table:table-cell table:style-name="Фамилия" table:number-matrix-columns-spanned="3" table:number-matrix-rows-spanned="1" table:formula="of:=TRIM(MID(SUBSTITUTE([.F6];&quot; &quot;;REPT(&quot; &quot;;98));{1;99;197};98))" office:value-type="string" office:string-value="Быстрова">
            <text:p>Быстрова</text:p>
          </table:table-cell>
          <table:table-cell table:style-name="ce5" office:value-type="string" office:string-value="Василия">
            <text:p>Василия</text:p>
          </table:table-cell>
          <table:table-cell table:style-name="ce3" office:value-type="string" office:string-value="Викторовича">
            <text:p>Викторовича</text:p>
          </table:table-cell>
          <table:table-cell table:style-name="ФИО" office:value-type="string">
            <text:p>Быстрову Василию Викторовичу</text:p>
          </table:table-cell>
          <table:table-cell table:style-name="ce6" table:number-matrix-columns-spanned="3" table:number-matrix-rows-spanned="1" table:formula="of:=TRIM(MID(SUBSTITUTE([.J6];&quot; &quot;;REPT(&quot; &quot;;98));{1;99;197};98))" office:value-type="string" office:string-value="Быстрову">
            <text:p>Быстрову</text:p>
          </table:table-cell>
          <table:table-cell table:style-name="ce7" office:value-type="string" office:string-value="Василию">
            <text:p>Василию</text:p>
          </table:table-cell>
          <table:table-cell table:style-name="ce3" office:value-type="string" office:string-value="Викторовичу">
            <text:p>Виктор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6]));IF([.$N6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79271434017">
            <text:p>+7 (927) 143-40-17</text:p>
          </table:table-cell>
          <table:table-cell table:style-name="Почта" office:value-type="string">
            <text:p>shue_ppsh@gmail.com</text:p>
          </table:table-cell>
          <table:table-cell table:content-validation-name="val3" office:value-type="string">
            <text:p>Спикер</text:p>
          </table:table-cell>
          <table:table-cell table:content-validation-name="val5"/>
          <table:table-cell/>
          <table:table-cell table:style-name="Default" table:number-columns-repeated="1004"/>
        </table:table-row>
        <table:table-row table:style-name="ro1">
          <table:table-cell table:style-name="ce2" table:formula="of:=[.$A6] + 1" office:value-type="float" office:value="6">
            <text:p>6</text:p>
          </table:table-cell>
          <table:table-cell table:style-name="ФИО" office:value-type="string">
            <text:p>Плов Михаил Михайлович</text:p>
          </table:table-cell>
          <table:table-cell table:style-name="Фамилия" table:number-matrix-columns-spanned="3" table:number-matrix-rows-spanned="1" table:formula="of:=TRIM(MID(SUBSTITUTE([.B7];&quot; &quot;;REPT(&quot; &quot;;98));{1;99;197};98))" office:value-type="string" office:string-value="Плов">
            <text:p>Плов</text:p>
          </table:table-cell>
          <table:table-cell office:value-type="string" office:string-value="Михаил">
            <text:p>Михаил</text:p>
          </table:table-cell>
          <table:table-cell table:style-name="ce3" office:value-type="string" office:string-value="Михайлович">
            <text:p>Михайлович</text:p>
          </table:table-cell>
          <table:table-cell table:style-name="ФИО" office:value-type="string">
            <text:p>Плова Михаила Михайловича</text:p>
          </table:table-cell>
          <table:table-cell table:style-name="Фамилия" table:number-matrix-columns-spanned="3" table:number-matrix-rows-spanned="1" table:formula="of:=TRIM(MID(SUBSTITUTE([.F7];&quot; &quot;;REPT(&quot; &quot;;98));{1;99;197};98))" office:value-type="string" office:string-value="Плова">
            <text:p>Плова</text:p>
          </table:table-cell>
          <table:table-cell table:style-name="ce5" office:value-type="string" office:string-value="Михаила">
            <text:p>Михаила</text:p>
          </table:table-cell>
          <table:table-cell table:style-name="ce3" office:value-type="string" office:string-value="Михайловича">
            <text:p>Михайловича</text:p>
          </table:table-cell>
          <table:table-cell table:style-name="ФИО" office:value-type="string">
            <text:p>Плову Михаилу Михайловичу</text:p>
          </table:table-cell>
          <table:table-cell table:style-name="ce6" table:number-matrix-columns-spanned="3" table:number-matrix-rows-spanned="1" table:formula="of:=TRIM(MID(SUBSTITUTE([.J7];&quot; &quot;;REPT(&quot; &quot;;98));{1;99;197};98))" office:value-type="string" office:string-value="Плову">
            <text:p>Плову</text:p>
          </table:table-cell>
          <table:table-cell table:style-name="ce7" office:value-type="string" office:string-value="Михаилу">
            <text:p>Михаилу</text:p>
          </table:table-cell>
          <table:table-cell table:style-name="ce3" office:value-type="string" office:string-value="Михайловичу">
            <text:p>Михайл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7]));IF([.$N7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79081234819">
            <text:p>+7 (908) 123-48-19</text:p>
          </table:table-cell>
          <table:table-cell table:style-name="Почта" office:value-type="string">
            <text:p>plov@gmail.com</text:p>
          </table:table-cell>
          <table:table-cell table:content-validation-name="val3" office:value-type="string">
            <text:p>Организатор</text:p>
          </table:table-cell>
          <table:table-cell table:content-validation-name="val5"/>
          <table:table-cell/>
          <table:table-cell table:style-name="Default" table:number-columns-repeated="1004"/>
        </table:table-row>
        <table:table-row table:style-name="ro1">
          <table:table-cell table:style-name="ce2" table:formula="of:=[.$A7] + 1" office:value-type="float" office:value="7">
            <text:p>7</text:p>
          </table:table-cell>
          <table:table-cell table:style-name="ФИО" office:value-type="string">
            <text:p>Ов Анатолий Степанович</text:p>
          </table:table-cell>
          <table:table-cell table:style-name="Фамилия" table:number-matrix-columns-spanned="3" table:number-matrix-rows-spanned="1" table:formula="of:=TRIM(MID(SUBSTITUTE([.B8];&quot; &quot;;REPT(&quot; &quot;;98));{1;99;197};98))" office:value-type="string" office:string-value="Ов">
            <text:p>Ов</text:p>
          </table:table-cell>
          <table:table-cell office:value-type="string" office:string-value="Анатолий">
            <text:p>Анатолий</text:p>
          </table:table-cell>
          <table:table-cell table:style-name="ce3" office:value-type="string" office:string-value="Степанович">
            <text:p>Степанович</text:p>
          </table:table-cell>
          <table:table-cell table:style-name="ФИО" office:value-type="string">
            <text:p>Ова Анатолия Степановича</text:p>
          </table:table-cell>
          <table:table-cell table:style-name="Фамилия" table:number-matrix-columns-spanned="3" table:number-matrix-rows-spanned="1" table:formula="of:=TRIM(MID(SUBSTITUTE([.F8];&quot; &quot;;REPT(&quot; &quot;;98));{1;99;197};98))" office:value-type="string" office:string-value="Ова">
            <text:p>Ова</text:p>
          </table:table-cell>
          <table:table-cell table:style-name="ce5" office:value-type="string" office:string-value="Анатолия">
            <text:p>Анатолия</text:p>
          </table:table-cell>
          <table:table-cell table:style-name="ce3" office:value-type="string" office:string-value="Степановича">
            <text:p>Степановича</text:p>
          </table:table-cell>
          <table:table-cell table:style-name="ФИО" office:value-type="string">
            <text:p>Ову Анатолию Степановичу</text:p>
          </table:table-cell>
          <table:table-cell table:style-name="ce6" table:number-matrix-columns-spanned="3" table:number-matrix-rows-spanned="1" table:formula="of:=TRIM(MID(SUBSTITUTE([.J8];&quot; &quot;;REPT(&quot; &quot;;98));{1;99;197};98))" office:value-type="string" office:string-value="Ову">
            <text:p>Ову</text:p>
          </table:table-cell>
          <table:table-cell table:style-name="ce7" office:value-type="string" office:string-value="Анатолию">
            <text:p>Анатолию</text:p>
          </table:table-cell>
          <table:table-cell table:style-name="ce3" office:value-type="string" office:string-value="Степановичу">
            <text:p>Степан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8]));IF([.$N8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79380488113">
            <text:p>+7 (938) 048-81-13</text:p>
          </table:table-cell>
          <table:table-cell table:style-name="Почта" office:value-type="string">
            <text:p>albos@gmail.com</text:p>
          </table:table-cell>
          <table:table-cell table:content-validation-name="val3" office:value-type="string">
            <text:p>Участник</text:p>
          </table:table-cell>
          <table:table-cell table:content-validation-name="val5"/>
          <table:table-cell/>
          <table:table-cell table:style-name="Default" table:number-columns-repeated="1004"/>
        </table:table-row>
        <table:table-row table:style-name="ro1">
          <table:table-cell table:style-name="ce2" table:formula="of:=[.$A8] + 1" office:value-type="float" office:value="8">
            <text:p>8</text:p>
          </table:table-cell>
          <table:table-cell table:style-name="ФИО" office:value-type="string">
            <text:p>Сас Александра Васильевна</text:p>
          </table:table-cell>
          <table:table-cell table:style-name="Фамилия" table:number-matrix-columns-spanned="3" table:number-matrix-rows-spanned="1" table:formula="of:=TRIM(MID(SUBSTITUTE([.B9];&quot; &quot;;REPT(&quot; &quot;;98));{1;99;197};98))" office:value-type="string" office:string-value="Сас">
            <text:p>Сас</text:p>
          </table:table-cell>
          <table:table-cell office:value-type="string" office:string-value="Александра">
            <text:p>Александра</text:p>
          </table:table-cell>
          <table:table-cell table:style-name="ce3" office:value-type="string" office:string-value="Васильевна">
            <text:p>Васильевна</text:p>
          </table:table-cell>
          <table:table-cell table:style-name="ФИО" office:value-type="string">
            <text:p>Сас Александры Васильевны</text:p>
          </table:table-cell>
          <table:table-cell table:style-name="Фамилия" table:number-matrix-columns-spanned="3" table:number-matrix-rows-spanned="1" table:formula="of:=TRIM(MID(SUBSTITUTE([.F9];&quot; &quot;;REPT(&quot; &quot;;98));{1;99;197};98))" office:value-type="string" office:string-value="Сас">
            <text:p>Сас</text:p>
          </table:table-cell>
          <table:table-cell table:style-name="ce5" office:value-type="string" office:string-value="Александры">
            <text:p>Александры</text:p>
          </table:table-cell>
          <table:table-cell table:style-name="ce3" office:value-type="string" office:string-value="Васильевны">
            <text:p>Васильевны</text:p>
          </table:table-cell>
          <table:table-cell table:style-name="ФИО" office:value-type="string">
            <text:p>Сас Александре Васильевне</text:p>
          </table:table-cell>
          <table:table-cell table:style-name="ce6" table:number-matrix-columns-spanned="3" table:number-matrix-rows-spanned="1" table:formula="of:=TRIM(MID(SUBSTITUTE([.J9];&quot; &quot;;REPT(&quot; &quot;;98));{1;99;197};98))" office:value-type="string" office:string-value="Сас">
            <text:p>Сас</text:p>
          </table:table-cell>
          <table:table-cell table:style-name="ce7" office:value-type="string" office:string-value="Александре">
            <text:p>Александре</text:p>
          </table:table-cell>
          <table:table-cell table:style-name="ce3" office:value-type="string" office:string-value="Васильевне">
            <text:p>Васильевне</text:p>
          </table:table-cell>
          <table:table-cell table:style-name="Пол" table:content-validation-name="val1" office:value-type="string">
            <text:p>Ж</text:p>
          </table:table-cell>
          <table:table-cell table:formula="of:=IF(NOT(ISBLANK([.$N9]));IF([.$N9]=&quot;М&quot;; &quot;Достопочтенный&quot;; &quot;Достопочтенная&quot;);&quot;&quot;)" office:value-type="string" office:string-value="Достопочтенная">
            <text:p>Достопочтенная</text:p>
          </table:table-cell>
          <table:table-cell table:style-name="Телефон" office:value-type="float" office:value="95679863403">
            <text:p>+9 (567) 986-34-03</text:p>
          </table:table-cell>
          <table:table-cell table:style-name="Почта" office:value-type="string">
            <text:p>saas@gmail.com</text:p>
          </table:table-cell>
          <table:table-cell table:content-validation-name="val3" office:value-type="string">
            <text:p>Старший регистратор</text:p>
          </table:table-cell>
          <table:table-cell table:content-validation-name="val5"/>
          <table:table-cell/>
          <table:table-cell table:style-name="Default" table:number-columns-repeated="1004"/>
        </table:table-row>
        <table:table-row table:style-name="ro1">
          <table:table-cell table:style-name="ce2" table:formula="of:=[.$A9] + 1" office:value-type="float" office:value="9">
            <text:p>9</text:p>
          </table:table-cell>
          <table:table-cell table:style-name="ФИО" office:value-type="string">
            <text:p>Дорас Полина Михайловна</text:p>
          </table:table-cell>
          <table:table-cell table:style-name="Фамилия" table:number-matrix-columns-spanned="3" table:number-matrix-rows-spanned="1" table:formula="of:=TRIM(MID(SUBSTITUTE([.B10];&quot; &quot;;REPT(&quot; &quot;;98));{1;99;197};98))" office:value-type="string" office:string-value="Дорас">
            <text:p>Дорас</text:p>
          </table:table-cell>
          <table:table-cell office:value-type="string" office:string-value="Полина">
            <text:p>Полина</text:p>
          </table:table-cell>
          <table:table-cell table:style-name="ce3" office:value-type="string" office:string-value="Михайловна">
            <text:p>Михайловна</text:p>
          </table:table-cell>
          <table:table-cell table:style-name="ФИО" office:value-type="string">
            <text:p>Дорас Полины Михайловны</text:p>
          </table:table-cell>
          <table:table-cell table:style-name="Фамилия" table:number-matrix-columns-spanned="3" table:number-matrix-rows-spanned="1" table:formula="of:=TRIM(MID(SUBSTITUTE([.F10];&quot; &quot;;REPT(&quot; &quot;;98));{1;99;197};98))" office:value-type="string" office:string-value="Дорас">
            <text:p>Дорас</text:p>
          </table:table-cell>
          <table:table-cell table:style-name="ce5" office:value-type="string" office:string-value="Полины">
            <text:p>Полины</text:p>
          </table:table-cell>
          <table:table-cell table:style-name="ce3" office:value-type="string" office:string-value="Михайловны">
            <text:p>Михайловны</text:p>
          </table:table-cell>
          <table:table-cell table:style-name="ФИО" office:value-type="string">
            <text:p>Дорас Полине Михайловне</text:p>
          </table:table-cell>
          <table:table-cell table:style-name="ce6" table:number-matrix-columns-spanned="3" table:number-matrix-rows-spanned="1" table:formula="of:=TRIM(MID(SUBSTITUTE([.J10];&quot; &quot;;REPT(&quot; &quot;;98));{1;99;197};98))" office:value-type="string" office:string-value="Дорас">
            <text:p>Дорас</text:p>
          </table:table-cell>
          <table:table-cell table:style-name="ce7" office:value-type="string" office:string-value="Полине">
            <text:p>Полине</text:p>
          </table:table-cell>
          <table:table-cell table:style-name="ce3" office:value-type="string" office:string-value="Михайловне">
            <text:p>Михайловне</text:p>
          </table:table-cell>
          <table:table-cell table:style-name="Пол" table:content-validation-name="val1" office:value-type="string">
            <text:p>Ж</text:p>
          </table:table-cell>
          <table:table-cell table:formula="of:=IF(NOT(ISBLANK([.$N10]));IF([.$N10]=&quot;М&quot;; &quot;Достопочтенный&quot;; &quot;Достопочтенная&quot;);&quot;&quot;)" office:value-type="string" office:string-value="Достопочтенная">
            <text:p>Достопочтенная</text:p>
          </table:table-cell>
          <table:table-cell table:style-name="Телефон" office:value-type="float" office:value="79374257820">
            <text:p>+7 (937) 425-78-20</text:p>
          </table:table-cell>
          <table:table-cell table:style-name="Почта" office:value-type="string">
            <text:p>polananana@gmail.com</text:p>
          </table:table-cell>
          <table:table-cell table:content-validation-name="val3" office:value-type="string">
            <text:p>Встречающий</text:p>
          </table:table-cell>
          <table:table-cell table:content-validation-name="val5"/>
          <table:table-cell/>
          <table:table-cell table:style-name="Default" table:number-columns-repeated="1004"/>
        </table:table-row>
        <table:table-row table:style-name="ro1">
          <table:table-cell table:style-name="ce2" table:formula="of:=[.$A10] + 1" office:value-type="float" office:value="10">
            <text:p>10</text:p>
          </table:table-cell>
          <table:table-cell table:style-name="ФИО" office:value-type="string">
            <text:p>Шевченко Ксения Кирилловна</text:p>
          </table:table-cell>
          <table:table-cell table:style-name="Фамилия" table:number-matrix-columns-spanned="3" table:number-matrix-rows-spanned="1" table:formula="of:=TRIM(MID(SUBSTITUTE([.B11];&quot; &quot;;REPT(&quot; &quot;;98));{1;99;197};98))" office:value-type="string" office:string-value="Шевченко">
            <text:p>Шевченко</text:p>
          </table:table-cell>
          <table:table-cell office:value-type="string" office:string-value="Ксения">
            <text:p>Ксения</text:p>
          </table:table-cell>
          <table:table-cell table:style-name="ce3" office:value-type="string" office:string-value="Кирилловна">
            <text:p>Кирилловна</text:p>
          </table:table-cell>
          <table:table-cell table:style-name="ФИО" office:value-type="string">
            <text:p>Шевченко Ксении Кирилловны</text:p>
          </table:table-cell>
          <table:table-cell table:style-name="Фамилия" table:number-matrix-columns-spanned="3" table:number-matrix-rows-spanned="1" table:formula="of:=TRIM(MID(SUBSTITUTE([.F11];&quot; &quot;;REPT(&quot; &quot;;98));{1;99;197};98))" office:value-type="string" office:string-value="Шевченко">
            <text:p>Шевченко</text:p>
          </table:table-cell>
          <table:table-cell table:style-name="ce5" office:value-type="string" office:string-value="Ксении">
            <text:p>Ксении</text:p>
          </table:table-cell>
          <table:table-cell table:style-name="ce3" office:value-type="string" office:string-value="Кирилловны">
            <text:p>Кирилловны</text:p>
          </table:table-cell>
          <table:table-cell table:style-name="ФИО" office:value-type="string">
            <text:p>Шевченко Ксении Кирилловне</text:p>
          </table:table-cell>
          <table:table-cell table:style-name="ce6" table:number-matrix-columns-spanned="3" table:number-matrix-rows-spanned="1" table:formula="of:=TRIM(MID(SUBSTITUTE([.J11];&quot; &quot;;REPT(&quot; &quot;;98));{1;99;197};98))" office:value-type="string" office:string-value="Шевченко">
            <text:p>Шевченко</text:p>
          </table:table-cell>
          <table:table-cell table:style-name="ce7" office:value-type="string" office:string-value="Ксении">
            <text:p>Ксении</text:p>
          </table:table-cell>
          <table:table-cell table:style-name="ce3" office:value-type="string" office:string-value="Кирилловне">
            <text:p>Кирилловне</text:p>
          </table:table-cell>
          <table:table-cell table:style-name="ce8" table:content-validation-name="val1" office:value-type="string">
            <text:p>Ж</text:p>
          </table:table-cell>
          <table:table-cell table:formula="of:=IF(NOT(ISBLANK([.$N11]));IF([.$N11]=&quot;М&quot;; &quot;Достопочтенный&quot;; &quot;Достопочтенная&quot;);&quot;&quot;)" office:value-type="string" office:string-value="Достопочтенная">
            <text:p>Достопочтенная</text:p>
          </table:table-cell>
          <table:table-cell table:style-name="ce9" office:value-type="float" office:value="19073478457">
            <text:p>+1 (907) 347-84-57</text:p>
          </table:table-cell>
          <table:table-cell table:style-name="ce11" office:value-type="string">
            <text:p>ksysya@mail.ru</text:p>
          </table:table-cell>
          <table:table-cell table:content-validation-name="val3" office:value-type="string">
            <text:p>Президиум</text:p>
          </table:table-cell>
          <table:table-cell table:content-validation-name="val5"/>
          <table:table-cell/>
          <table:table-cell table:style-name="Default" table:number-columns-repeated="1004"/>
        </table:table-row>
        <table:table-row table:style-name="ro1">
          <table:table-cell table:style-name="ce2" table:formula="of:=[.$A11] + 1" office:value-type="float" office:value="11">
            <text:p>11</text:p>
          </table:table-cell>
          <table:table-cell table:style-name="ФИО" office:value-type="string">
            <text:p>Кузиев Михаил Степанович</text:p>
          </table:table-cell>
          <table:table-cell table:style-name="Фамилия" table:number-matrix-columns-spanned="3" table:number-matrix-rows-spanned="1" table:formula="of:=TRIM(MID(SUBSTITUTE([.B12];&quot; &quot;;REPT(&quot; &quot;;98));{1;99;197};98))" office:value-type="string" office:string-value="Кузиев">
            <text:p>Кузиев</text:p>
          </table:table-cell>
          <table:table-cell office:value-type="string" office:string-value="Михаил">
            <text:p>Михаил</text:p>
          </table:table-cell>
          <table:table-cell table:style-name="ce3" office:value-type="string" office:string-value="Степанович">
            <text:p>Степанович</text:p>
          </table:table-cell>
          <table:table-cell table:style-name="ФИО" office:value-type="string">
            <text:p>Кузиева Михаила Степановича</text:p>
          </table:table-cell>
          <table:table-cell table:style-name="Фамилия" table:number-matrix-columns-spanned="3" table:number-matrix-rows-spanned="1" table:formula="of:=TRIM(MID(SUBSTITUTE([.F12];&quot; &quot;;REPT(&quot; &quot;;98));{1;99;197};98))" office:value-type="string" office:string-value="Кузиева">
            <text:p>Кузиева</text:p>
          </table:table-cell>
          <table:table-cell table:style-name="ce5" office:value-type="string" office:string-value="Михаила">
            <text:p>Михаила</text:p>
          </table:table-cell>
          <table:table-cell table:style-name="ce3" office:value-type="string" office:string-value="Степановича">
            <text:p>Степановича</text:p>
          </table:table-cell>
          <table:table-cell table:style-name="ФИО" office:value-type="string">
            <text:p>Кузиеву Михаилу Степановичу</text:p>
          </table:table-cell>
          <table:table-cell table:style-name="ce6" table:number-matrix-columns-spanned="3" table:number-matrix-rows-spanned="1" table:formula="of:=TRIM(MID(SUBSTITUTE([.J12];&quot; &quot;;REPT(&quot; &quot;;98));{1;99;197};98))" office:value-type="string" office:string-value="Кузиеву">
            <text:p>Кузиеву</text:p>
          </table:table-cell>
          <table:table-cell table:style-name="ce7" office:value-type="string" office:string-value="Михаилу">
            <text:p>Михаилу</text:p>
          </table:table-cell>
          <table:table-cell table:style-name="ce3" office:value-type="string" office:string-value="Степановичу">
            <text:p>Степан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12]));IF([.$N12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19811827836">
            <text:p>+1 (981) 182-78-36</text:p>
          </table:table-cell>
          <table:table-cell table:style-name="Почта" office:value-type="string">
            <text:p>sexpi2cub@list.ru</text:p>
          </table:table-cell>
          <table:table-cell table:content-validation-name="val3" office:value-type="string">
            <text:p>Спикер</text:p>
          </table:table-cell>
          <table:table-cell table:content-validation-name="val5"/>
          <table:table-cell table:number-columns-repeated="1005"/>
        </table:table-row>
        <table:table-row table:style-name="ro1">
          <table:table-cell table:style-name="ce2" table:formula="of:=[.$A12] + 1" office:value-type="float" office:value="12">
            <text:p>12</text:p>
          </table:table-cell>
          <table:table-cell table:style-name="ФИО" office:value-type="string">
            <text:p>Хорошечная Полина Алексеевна</text:p>
          </table:table-cell>
          <table:table-cell table:style-name="Фамилия" table:number-matrix-columns-spanned="3" table:number-matrix-rows-spanned="1" table:formula="of:=TRIM(MID(SUBSTITUTE([.B13];&quot; &quot;;REPT(&quot; &quot;;98));{1;99;197};98))" office:value-type="string" office:string-value="Хорошечная">
            <text:p>Хорошечная</text:p>
          </table:table-cell>
          <table:table-cell office:value-type="string" office:string-value="Полина">
            <text:p>Полина</text:p>
          </table:table-cell>
          <table:table-cell table:style-name="ce3" office:value-type="string" office:string-value="Алексеевна">
            <text:p>Алексеевна</text:p>
          </table:table-cell>
          <table:table-cell table:style-name="ФИО" office:value-type="string">
            <text:p>Хорошечной Полины Алексеевны</text:p>
          </table:table-cell>
          <table:table-cell table:style-name="Фамилия" table:number-matrix-columns-spanned="3" table:number-matrix-rows-spanned="1" table:formula="of:=TRIM(MID(SUBSTITUTE([.F13];&quot; &quot;;REPT(&quot; &quot;;98));{1;99;197};98))" office:value-type="string" office:string-value="Хорошечной">
            <text:p>Хорошечной</text:p>
          </table:table-cell>
          <table:table-cell table:style-name="ce5" office:value-type="string" office:string-value="Полины">
            <text:p>Полины</text:p>
          </table:table-cell>
          <table:table-cell table:style-name="ce3" office:value-type="string" office:string-value="Алексеевны">
            <text:p>Алексеевны</text:p>
          </table:table-cell>
          <table:table-cell table:style-name="ФИО" office:value-type="string">
            <text:p>Хорошечной Полине Алексеевне</text:p>
          </table:table-cell>
          <table:table-cell table:style-name="ce6" table:number-matrix-columns-spanned="3" table:number-matrix-rows-spanned="1" table:formula="of:=TRIM(MID(SUBSTITUTE([.J13];&quot; &quot;;REPT(&quot; &quot;;98));{1;99;197};98))" office:value-type="string" office:string-value="Хорошечной">
            <text:p>Хорошечной</text:p>
          </table:table-cell>
          <table:table-cell table:style-name="ce7" office:value-type="string" office:string-value="Полине">
            <text:p>Полине</text:p>
          </table:table-cell>
          <table:table-cell table:style-name="ce3" office:value-type="string" office:string-value="Алексеевне">
            <text:p>Алексеевне</text:p>
          </table:table-cell>
          <table:table-cell table:style-name="Пол" table:content-validation-name="val1" office:value-type="string">
            <text:p>Ж</text:p>
          </table:table-cell>
          <table:table-cell table:formula="of:=IF(NOT(ISBLANK([.$N13]));IF([.$N13]=&quot;М&quot;; &quot;Достопочтенный&quot;; &quot;Достопочтенная&quot;);&quot;&quot;)" office:value-type="string" office:string-value="Достопочтенная">
            <text:p>Достопочтенная</text:p>
          </table:table-cell>
          <table:table-cell table:style-name="Телефон" office:value-type="float" office:value="17722425798">
            <text:p>+1 (772) 242-57-98</text:p>
          </table:table-cell>
          <table:table-cell table:style-name="Почта" office:value-type="string">
            <text:p>eoalupigf7@rambler.ru</text:p>
          </table:table-cell>
          <table:table-cell table:content-validation-name="val3" office:value-type="string">
            <text:p>Президиум</text:p>
          </table:table-cell>
          <table:table-cell table:content-validation-name="val5"/>
          <table:table-cell table:number-columns-repeated="1005"/>
        </table:table-row>
        <table:table-row table:style-name="ro1">
          <table:table-cell table:style-name="ce2" table:formula="of:=[.$A13] + 1" office:value-type="float" office:value="13">
            <text:p>13</text:p>
          </table:table-cell>
          <table:table-cell table:style-name="ФИО" office:value-type="string">
            <text:p>Пшенин Александр Иванович</text:p>
          </table:table-cell>
          <table:table-cell table:style-name="Фамилия" table:number-matrix-columns-spanned="3" table:number-matrix-rows-spanned="1" table:formula="of:=TRIM(MID(SUBSTITUTE([.B14];&quot; &quot;;REPT(&quot; &quot;;98));{1;99;197};98))" office:value-type="string" office:string-value="Пшенин">
            <text:p>Пшенин</text:p>
          </table:table-cell>
          <table:table-cell office:value-type="string" office:string-value="Александр">
            <text:p>Александр</text:p>
          </table:table-cell>
          <table:table-cell table:style-name="ce3" office:value-type="string" office:string-value="Иванович">
            <text:p>Иванович</text:p>
          </table:table-cell>
          <table:table-cell table:style-name="ФИО" office:value-type="string">
            <text:p>Пшенина Александра Ивановича</text:p>
          </table:table-cell>
          <table:table-cell table:style-name="Фамилия" table:number-matrix-columns-spanned="3" table:number-matrix-rows-spanned="1" table:formula="of:=TRIM(MID(SUBSTITUTE([.F14];&quot; &quot;;REPT(&quot; &quot;;98));{1;99;197};98))" office:value-type="string" office:string-value="Пшенина">
            <text:p>Пшенина</text:p>
          </table:table-cell>
          <table:table-cell table:style-name="ce5" office:value-type="string" office:string-value="Александра">
            <text:p>Александра</text:p>
          </table:table-cell>
          <table:table-cell table:style-name="ce3" office:value-type="string" office:string-value="Ивановича">
            <text:p>Ивановича</text:p>
          </table:table-cell>
          <table:table-cell table:style-name="ФИО" office:value-type="string">
            <text:p>Пшенину Александру Ивановичу</text:p>
          </table:table-cell>
          <table:table-cell table:style-name="ce6" table:number-matrix-columns-spanned="3" table:number-matrix-rows-spanned="1" table:formula="of:=TRIM(MID(SUBSTITUTE([.J14];&quot; &quot;;REPT(&quot; &quot;;98));{1;99;197};98))" office:value-type="string" office:string-value="Пшенину">
            <text:p>Пшенину</text:p>
          </table:table-cell>
          <table:table-cell table:style-name="ce7" office:value-type="string" office:string-value="Александру">
            <text:p>Александру</text:p>
          </table:table-cell>
          <table:table-cell table:style-name="ce3" office:value-type="string" office:string-value="Ивановичу">
            <text:p>Иван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14]));IF([.$N14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17596526753">
            <text:p>+1 (759) 652-67-53</text:p>
          </table:table-cell>
          <table:table-cell table:style-name="Почта" office:value-type="string">
            <text:p>py68ifd@gmail.com</text:p>
          </table:table-cell>
          <table:table-cell table:content-validation-name="val3" office:value-type="string">
            <text:p>Спикер</text:p>
          </table:table-cell>
          <table:table-cell table:content-validation-name="val5"/>
          <table:table-cell table:number-columns-repeated="1005"/>
        </table:table-row>
        <table:table-row table:style-name="ro1">
          <table:table-cell table:style-name="ce2" table:formula="of:=[.$A14] + 1" office:value-type="float" office:value="14">
            <text:p>14</text:p>
          </table:table-cell>
          <table:table-cell table:style-name="ФИО" office:value-type="string">
            <text:p>Астафьев Максим Петрович</text:p>
          </table:table-cell>
          <table:table-cell table:style-name="Фамилия" table:number-matrix-columns-spanned="3" table:number-matrix-rows-spanned="1" table:formula="of:=TRIM(MID(SUBSTITUTE([.B15];&quot; &quot;;REPT(&quot; &quot;;98));{1;99;197};98))" office:value-type="string" office:string-value="Астафьев">
            <text:p>Астафьев</text:p>
          </table:table-cell>
          <table:table-cell office:value-type="string" office:string-value="Максим">
            <text:p>Максим</text:p>
          </table:table-cell>
          <table:table-cell table:style-name="ce3" office:value-type="string" office:string-value="Петрович">
            <text:p>Петрович</text:p>
          </table:table-cell>
          <table:table-cell table:style-name="ФИО" office:value-type="string">
            <text:p>Астафьева Максима Петровича</text:p>
          </table:table-cell>
          <table:table-cell table:style-name="Фамилия" table:number-matrix-columns-spanned="3" table:number-matrix-rows-spanned="1" table:formula="of:=TRIM(MID(SUBSTITUTE([.F15];&quot; &quot;;REPT(&quot; &quot;;98));{1;99;197};98))" office:value-type="string" office:string-value="Астафьева">
            <text:p>Астафьева</text:p>
          </table:table-cell>
          <table:table-cell table:style-name="ce5" office:value-type="string" office:string-value="Максима">
            <text:p>Максима</text:p>
          </table:table-cell>
          <table:table-cell table:style-name="ce3" office:value-type="string" office:string-value="Петровича">
            <text:p>Петровича</text:p>
          </table:table-cell>
          <table:table-cell table:style-name="ФИО" office:value-type="string">
            <text:p>Астафьеву Максиму Петровичу</text:p>
          </table:table-cell>
          <table:table-cell table:style-name="ce6" table:number-matrix-columns-spanned="3" table:number-matrix-rows-spanned="1" table:formula="of:=TRIM(MID(SUBSTITUTE([.J15];&quot; &quot;;REPT(&quot; &quot;;98));{1;99;197};98))" office:value-type="string" office:string-value="Астафьеву">
            <text:p>Астафьеву</text:p>
          </table:table-cell>
          <table:table-cell table:style-name="ce7" office:value-type="string" office:string-value="Максиму">
            <text:p>Максиму</text:p>
          </table:table-cell>
          <table:table-cell table:style-name="ce3" office:value-type="string" office:string-value="Петровичу">
            <text:p>Петр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15]));IF([.$N15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90303257156">
            <text:p>+9 (030) 325-71-56</text:p>
          </table:table-cell>
          <table:table-cell table:style-name="Почта" office:value-type="string">
            <text:p>e972zmyhn@inbox.ru</text:p>
          </table:table-cell>
          <table:table-cell table:content-validation-name="val3" office:value-type="string">
            <text:p>Спикер</text:p>
          </table:table-cell>
          <table:table-cell table:content-validation-name="val5"/>
          <table:table-cell table:number-columns-repeated="1005"/>
        </table:table-row>
        <table:table-row table:style-name="ro1">
          <table:table-cell table:style-name="ce2" table:formula="of:=[.$A15] + 1" office:value-type="float" office:value="15">
            <text:p>15</text:p>
          </table:table-cell>
          <table:table-cell table:style-name="ФИО" office:value-type="string">
            <text:p>Чичканов Артем Даниилович</text:p>
          </table:table-cell>
          <table:table-cell table:style-name="Фамилия" table:number-matrix-columns-spanned="3" table:number-matrix-rows-spanned="1" table:formula="of:=TRIM(MID(SUBSTITUTE([.B16];&quot; &quot;;REPT(&quot; &quot;;98));{1;99;197};98))" office:value-type="string" office:string-value="Чичканов">
            <text:p>Чичканов</text:p>
          </table:table-cell>
          <table:table-cell office:value-type="string" office:string-value="Артем">
            <text:p>Артем</text:p>
          </table:table-cell>
          <table:table-cell table:style-name="ce3" office:value-type="string" office:string-value="Даниилович">
            <text:p>Даниилович</text:p>
          </table:table-cell>
          <table:table-cell table:style-name="ФИО" office:value-type="string">
            <text:p>Чичканова Артёма Данииловича</text:p>
          </table:table-cell>
          <table:table-cell table:style-name="Фамилия" table:number-matrix-columns-spanned="3" table:number-matrix-rows-spanned="1" table:formula="of:=TRIM(MID(SUBSTITUTE([.F16];&quot; &quot;;REPT(&quot; &quot;;98));{1;99;197};98))" office:value-type="string" office:string-value="Чичканова">
            <text:p>Чичканова</text:p>
          </table:table-cell>
          <table:table-cell table:style-name="ce5" office:value-type="string" office:string-value="Артёма">
            <text:p>Артёма</text:p>
          </table:table-cell>
          <table:table-cell table:style-name="ce3" office:value-type="string" office:string-value="Данииловича">
            <text:p>Данииловича</text:p>
          </table:table-cell>
          <table:table-cell table:style-name="ФИО" office:value-type="string">
            <text:p>Чичканову Артёму Данииловичу</text:p>
          </table:table-cell>
          <table:table-cell table:style-name="ce6" table:number-matrix-columns-spanned="3" table:number-matrix-rows-spanned="1" table:formula="of:=TRIM(MID(SUBSTITUTE([.J16];&quot; &quot;;REPT(&quot; &quot;;98));{1;99;197};98))" office:value-type="string" office:string-value="Чичканову">
            <text:p>Чичканову</text:p>
          </table:table-cell>
          <table:table-cell table:style-name="ce7" office:value-type="string" office:string-value="Артёму">
            <text:p>Артёму</text:p>
          </table:table-cell>
          <table:table-cell table:style-name="ce3" office:value-type="string" office:string-value="Данииловичу">
            <text:p>Даниил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16]));IF([.$N16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78692108409">
            <text:p>+7 (869) 210-84-09</text:p>
          </table:table-cell>
          <table:table-cell table:style-name="Почта" office:value-type="string">
            <text:p>8yxsna1@mail.ru</text:p>
          </table:table-cell>
          <table:table-cell table:content-validation-name="val3" office:value-type="string">
            <text:p>Ассистент</text:p>
          </table:table-cell>
          <table:table-cell table:content-validation-name="val5"/>
          <table:table-cell table:number-columns-repeated="1005"/>
        </table:table-row>
        <table:table-row table:style-name="ro1">
          <table:table-cell table:style-name="ce2" table:formula="of:=[.$A16] + 1" office:value-type="float" office:value="16">
            <text:p>16</text:p>
          </table:table-cell>
          <table:table-cell table:style-name="ФИО" office:value-type="string">
            <text:p>Коржуков Петр Никанорович</text:p>
          </table:table-cell>
          <table:table-cell table:style-name="Фамилия" table:number-matrix-columns-spanned="3" table:number-matrix-rows-spanned="1" table:formula="of:=TRIM(MID(SUBSTITUTE([.B17];&quot; &quot;;REPT(&quot; &quot;;98));{1;99;197};98))" office:value-type="string" office:string-value="Коржуков">
            <text:p>Коржуков</text:p>
          </table:table-cell>
          <table:table-cell office:value-type="string" office:string-value="Петр">
            <text:p>Петр</text:p>
          </table:table-cell>
          <table:table-cell table:style-name="ce3" office:value-type="string" office:string-value="Никанорович">
            <text:p>Никанорович</text:p>
          </table:table-cell>
          <table:table-cell table:style-name="ФИО" office:value-type="string">
            <text:p>Коржукова Петра Никаноровича</text:p>
          </table:table-cell>
          <table:table-cell table:style-name="Фамилия" table:number-matrix-columns-spanned="3" table:number-matrix-rows-spanned="1" table:formula="of:=TRIM(MID(SUBSTITUTE([.F17];&quot; &quot;;REPT(&quot; &quot;;98));{1;99;197};98))" office:value-type="string" office:string-value="Коржукова">
            <text:p>Коржукова</text:p>
          </table:table-cell>
          <table:table-cell table:style-name="ce5" office:value-type="string" office:string-value="Петра">
            <text:p>Петра</text:p>
          </table:table-cell>
          <table:table-cell table:style-name="ce3" office:value-type="string" office:string-value="Никаноровича">
            <text:p>Никаноровича</text:p>
          </table:table-cell>
          <table:table-cell table:style-name="ФИО" office:value-type="string">
            <text:p>Коржукову Петру Никаноровичу</text:p>
          </table:table-cell>
          <table:table-cell table:style-name="ce6" table:number-matrix-columns-spanned="3" table:number-matrix-rows-spanned="1" table:formula="of:=TRIM(MID(SUBSTITUTE([.J17];&quot; &quot;;REPT(&quot; &quot;;98));{1;99;197};98))" office:value-type="string" office:string-value="Коржукову">
            <text:p>Коржукову</text:p>
          </table:table-cell>
          <table:table-cell table:style-name="ce7" office:value-type="string" office:string-value="Петру">
            <text:p>Петру</text:p>
          </table:table-cell>
          <table:table-cell table:style-name="ce3" office:value-type="string" office:string-value="Никаноровичу">
            <text:p>Никанор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17]));IF([.$N17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93770577246">
            <text:p>+9 (377) 057-72-46</text:p>
          </table:table-cell>
          <table:table-cell table:style-name="Почта" office:value-type="string">
            <text:p>oepxgc2@rambler.ru</text:p>
          </table:table-cell>
          <table:table-cell table:content-validation-name="val3" office:value-type="string">
            <text:p>Встречающий</text:p>
          </table:table-cell>
          <table:table-cell table:content-validation-name="val5"/>
          <table:table-cell table:number-columns-repeated="1005"/>
        </table:table-row>
        <table:table-row table:style-name="ro1">
          <table:table-cell table:style-name="ce2" table:formula="of:=[.$A17] + 1" office:value-type="float" office:value="17">
            <text:p>17</text:p>
          </table:table-cell>
          <table:table-cell table:style-name="ФИО" office:value-type="string">
            <text:p>Лилова Валерия Ефимовна</text:p>
          </table:table-cell>
          <table:table-cell table:style-name="Фамилия" table:number-matrix-columns-spanned="3" table:number-matrix-rows-spanned="1" table:formula="of:=TRIM(MID(SUBSTITUTE([.B18];&quot; &quot;;REPT(&quot; &quot;;98));{1;99;197};98))" office:value-type="string" office:string-value="Лилова">
            <text:p>Лилова</text:p>
          </table:table-cell>
          <table:table-cell office:value-type="string" office:string-value="Валерия">
            <text:p>Валерия</text:p>
          </table:table-cell>
          <table:table-cell table:style-name="ce3" office:value-type="string" office:string-value="Ефимовна">
            <text:p>Ефимовна</text:p>
          </table:table-cell>
          <table:table-cell table:style-name="ФИО" office:value-type="string">
            <text:p>Лиловой Валерии Ефимовны</text:p>
          </table:table-cell>
          <table:table-cell table:style-name="Фамилия" table:number-matrix-columns-spanned="3" table:number-matrix-rows-spanned="1" table:formula="of:=TRIM(MID(SUBSTITUTE([.F18];&quot; &quot;;REPT(&quot; &quot;;98));{1;99;197};98))" office:value-type="string" office:string-value="Лиловой">
            <text:p>Лиловой</text:p>
          </table:table-cell>
          <table:table-cell table:style-name="ce5" office:value-type="string" office:string-value="Валерии">
            <text:p>Валерии</text:p>
          </table:table-cell>
          <table:table-cell table:style-name="ce3" office:value-type="string" office:string-value="Ефимовны">
            <text:p>Ефимовны</text:p>
          </table:table-cell>
          <table:table-cell table:style-name="ФИО" office:value-type="string">
            <text:p>Лиловой Валерию Ефимовне</text:p>
          </table:table-cell>
          <table:table-cell table:style-name="ce6" table:number-matrix-columns-spanned="3" table:number-matrix-rows-spanned="1" table:formula="of:=TRIM(MID(SUBSTITUTE([.J18];&quot; &quot;;REPT(&quot; &quot;;98));{1;99;197};98))" office:value-type="string" office:string-value="Лиловой">
            <text:p>Лиловой</text:p>
          </table:table-cell>
          <table:table-cell table:style-name="ce7" office:value-type="string" office:string-value="Валерию">
            <text:p>Валерию</text:p>
          </table:table-cell>
          <table:table-cell table:style-name="ce3" office:value-type="string" office:string-value="Ефимовне">
            <text:p>Ефимовне</text:p>
          </table:table-cell>
          <table:table-cell table:style-name="Пол" table:content-validation-name="val1" office:value-type="string">
            <text:p>Ж</text:p>
          </table:table-cell>
          <table:table-cell table:formula="of:=IF(NOT(ISBLANK([.$N18]));IF([.$N18]=&quot;М&quot;; &quot;Достопочтенный&quot;; &quot;Достопочтенная&quot;);&quot;&quot;)" office:value-type="string" office:string-value="Достопочтенная">
            <text:p>Достопочтенная</text:p>
          </table:table-cell>
          <table:table-cell table:style-name="Телефон" office:value-type="float" office:value="71691865440">
            <text:p>+7 (169) 186-54-40</text:p>
          </table:table-cell>
          <table:table-cell table:style-name="Почта" office:value-type="string">
            <text:p>hpt9ks38@list.ru</text:p>
          </table:table-cell>
          <table:table-cell table:content-validation-name="val3" office:value-type="string">
            <text:p>Участник</text:p>
          </table:table-cell>
          <table:table-cell table:content-validation-name="val5"/>
          <table:table-cell table:number-columns-repeated="1005"/>
        </table:table-row>
        <table:table-row table:style-name="ro1">
          <table:table-cell table:style-name="ce2" table:formula="of:=[.$A18] + 1" office:value-type="float" office:value="18">
            <text:p>18</text:p>
          </table:table-cell>
          <table:table-cell table:style-name="ФИО" office:value-type="string">
            <text:p>Елизаров Герман Семенович</text:p>
          </table:table-cell>
          <table:table-cell table:style-name="Фамилия" table:number-matrix-columns-spanned="3" table:number-matrix-rows-spanned="1" table:formula="of:=TRIM(MID(SUBSTITUTE([.B19];&quot; &quot;;REPT(&quot; &quot;;98));{1;99;197};98))" office:value-type="string" office:string-value="Елизаров">
            <text:p>Елизаров</text:p>
          </table:table-cell>
          <table:table-cell office:value-type="string" office:string-value="Герман">
            <text:p>Герман</text:p>
          </table:table-cell>
          <table:table-cell table:style-name="ce3" office:value-type="string" office:string-value="Семенович">
            <text:p>Семенович</text:p>
          </table:table-cell>
          <table:table-cell table:style-name="ФИО" office:value-type="string">
            <text:p>Елизарова Германа Семёновича</text:p>
          </table:table-cell>
          <table:table-cell table:style-name="Фамилия" table:number-matrix-columns-spanned="3" table:number-matrix-rows-spanned="1" table:formula="of:=TRIM(MID(SUBSTITUTE([.F19];&quot; &quot;;REPT(&quot; &quot;;98));{1;99;197};98))" office:value-type="string" office:string-value="Елизарова">
            <text:p>Елизарова</text:p>
          </table:table-cell>
          <table:table-cell table:style-name="ce5" office:value-type="string" office:string-value="Германа">
            <text:p>Германа</text:p>
          </table:table-cell>
          <table:table-cell table:style-name="ce3" office:value-type="string" office:string-value="Семёновича">
            <text:p>Семёновича</text:p>
          </table:table-cell>
          <table:table-cell table:style-name="ФИО" office:value-type="string">
            <text:p>Елизараву Герману Семёновичу</text:p>
          </table:table-cell>
          <table:table-cell table:style-name="ce6" table:number-matrix-columns-spanned="3" table:number-matrix-rows-spanned="1" table:formula="of:=TRIM(MID(SUBSTITUTE([.J19];&quot; &quot;;REPT(&quot; &quot;;98));{1;99;197};98))" office:value-type="string" office:string-value="Елизараву">
            <text:p>Елизараву</text:p>
          </table:table-cell>
          <table:table-cell table:style-name="ce7" office:value-type="string" office:string-value="Герману">
            <text:p>Герману</text:p>
          </table:table-cell>
          <table:table-cell table:style-name="ce3" office:value-type="string" office:string-value="Семёновичу">
            <text:p>Семён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19]));IF([.$N19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19298482294">
            <text:p>+1 (929) 848-22-94</text:p>
          </table:table-cell>
          <table:table-cell table:style-name="Почта" office:value-type="string">
            <text:p>65y08ier1z@mail.ru</text:p>
          </table:table-cell>
          <table:table-cell table:content-validation-name="val3" office:value-type="string">
            <text:p>Спикер</text:p>
          </table:table-cell>
          <table:table-cell table:content-validation-name="val5"/>
          <table:table-cell table:number-columns-repeated="1005"/>
        </table:table-row>
        <table:table-row table:style-name="ro1">
          <table:table-cell table:style-name="ce2" table:formula="of:=[.$A19] + 1" office:value-type="float" office:value="19">
            <text:p>19</text:p>
          </table:table-cell>
          <table:table-cell table:style-name="ФИО" office:value-type="string">
            <text:p>Мащенко Нина Викторовна</text:p>
          </table:table-cell>
          <table:table-cell table:style-name="Фамилия" table:number-matrix-columns-spanned="3" table:number-matrix-rows-spanned="1" table:formula="of:=TRIM(MID(SUBSTITUTE([.B20];&quot; &quot;;REPT(&quot; &quot;;98));{1;99;197};98))" office:value-type="string" office:string-value="Мащенко">
            <text:p>Мащенко</text:p>
          </table:table-cell>
          <table:table-cell office:value-type="string" office:string-value="Нина">
            <text:p>Нина</text:p>
          </table:table-cell>
          <table:table-cell table:style-name="ce3" office:value-type="string" office:string-value="Викторовна">
            <text:p>Викторовна</text:p>
          </table:table-cell>
          <table:table-cell table:style-name="ФИО" office:value-type="string">
            <text:p>Мащенко Нины Викторовны</text:p>
          </table:table-cell>
          <table:table-cell table:style-name="Фамилия" table:number-matrix-columns-spanned="3" table:number-matrix-rows-spanned="1" table:formula="of:=TRIM(MID(SUBSTITUTE([.F20];&quot; &quot;;REPT(&quot; &quot;;98));{1;99;197};98))" office:value-type="string" office:string-value="Мащенко">
            <text:p>Мащенко</text:p>
          </table:table-cell>
          <table:table-cell table:style-name="ce5" office:value-type="string" office:string-value="Нины">
            <text:p>Нины</text:p>
          </table:table-cell>
          <table:table-cell table:style-name="ce3" office:value-type="string" office:string-value="Викторовны">
            <text:p>Викторовны</text:p>
          </table:table-cell>
          <table:table-cell table:style-name="ФИО" office:value-type="string">
            <text:p>Мащенко Нине Викторовне</text:p>
          </table:table-cell>
          <table:table-cell table:style-name="ce6" table:number-matrix-columns-spanned="3" table:number-matrix-rows-spanned="1" table:formula="of:=TRIM(MID(SUBSTITUTE([.J20];&quot; &quot;;REPT(&quot; &quot;;98));{1;99;197};98))" office:value-type="string" office:string-value="Мащенко">
            <text:p>Мащенко</text:p>
          </table:table-cell>
          <table:table-cell table:style-name="ce7" office:value-type="string" office:string-value="Нине">
            <text:p>Нине</text:p>
          </table:table-cell>
          <table:table-cell table:style-name="ce3" office:value-type="string" office:string-value="Викторовне">
            <text:p>Викторовне</text:p>
          </table:table-cell>
          <table:table-cell table:style-name="Пол" table:content-validation-name="val1" office:value-type="string">
            <text:p>Ж</text:p>
          </table:table-cell>
          <table:table-cell table:formula="of:=IF(NOT(ISBLANK([.$N20]));IF([.$N20]=&quot;М&quot;; &quot;Достопочтенный&quot;; &quot;Достопочтенная&quot;);&quot;&quot;)" office:value-type="string" office:string-value="Достопочтенная">
            <text:p>Достопочтенная</text:p>
          </table:table-cell>
          <table:table-cell table:style-name="Телефон" office:value-type="float" office:value="17781583242">
            <text:p>+1 (778) 158-32-42</text:p>
          </table:table-cell>
          <table:table-cell table:style-name="Почта" office:value-type="string">
            <text:p>r19uzy@mail.ru</text:p>
          </table:table-cell>
          <table:table-cell table:content-validation-name="val3" office:value-type="string">
            <text:p>Президиум</text:p>
          </table:table-cell>
          <table:table-cell table:content-validation-name="val5"/>
          <table:table-cell table:number-columns-repeated="1005"/>
        </table:table-row>
        <table:table-row table:style-name="ro1">
          <table:table-cell table:style-name="ce2" table:formula="of:=[.$A20] + 1" office:value-type="float" office:value="20">
            <text:p>20</text:p>
          </table:table-cell>
          <table:table-cell table:style-name="ФИО" office:value-type="string">
            <text:p>Слепцов Прохор Ираклиевич</text:p>
          </table:table-cell>
          <table:table-cell table:style-name="Фамилия" table:number-matrix-columns-spanned="3" table:number-matrix-rows-spanned="1" table:formula="of:=TRIM(MID(SUBSTITUTE([.B21];&quot; &quot;;REPT(&quot; &quot;;98));{1;99;197};98))" office:value-type="string" office:string-value="Слепцов">
            <text:p>Слепцов</text:p>
          </table:table-cell>
          <table:table-cell office:value-type="string" office:string-value="Прохор">
            <text:p>Прохор</text:p>
          </table:table-cell>
          <table:table-cell table:style-name="ce3" office:value-type="string" office:string-value="Ираклиевич">
            <text:p>Ираклиевич</text:p>
          </table:table-cell>
          <table:table-cell table:style-name="ФИО" office:value-type="string">
            <text:p>Слепцова Прохора Ираклиевича</text:p>
          </table:table-cell>
          <table:table-cell table:style-name="Фамилия" table:number-matrix-columns-spanned="3" table:number-matrix-rows-spanned="1" table:formula="of:=TRIM(MID(SUBSTITUTE([.F21];&quot; &quot;;REPT(&quot; &quot;;98));{1;99;197};98))" office:value-type="string" office:string-value="Слепцова">
            <text:p>Слепцова</text:p>
          </table:table-cell>
          <table:table-cell table:style-name="ce5" office:value-type="string" office:string-value="Прохора">
            <text:p>Прохора</text:p>
          </table:table-cell>
          <table:table-cell table:style-name="ce3" office:value-type="string" office:string-value="Ираклиевича">
            <text:p>Ираклиевича</text:p>
          </table:table-cell>
          <table:table-cell table:style-name="ФИО" office:value-type="string">
            <text:p>Слепцову Прохору Ираклиевичу</text:p>
          </table:table-cell>
          <table:table-cell table:style-name="ce6" table:number-matrix-columns-spanned="3" table:number-matrix-rows-spanned="1" table:formula="of:=TRIM(MID(SUBSTITUTE([.J21];&quot; &quot;;REPT(&quot; &quot;;98));{1;99;197};98))" office:value-type="string" office:string-value="Слепцову">
            <text:p>Слепцову</text:p>
          </table:table-cell>
          <table:table-cell table:style-name="ce7" office:value-type="string" office:string-value="Прохору">
            <text:p>Прохору</text:p>
          </table:table-cell>
          <table:table-cell table:style-name="ce3" office:value-type="string" office:string-value="Ираклиевичу">
            <text:p>Ираклие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21]));IF([.$N21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73379921728">
            <text:p>+7 (337) 992-17-28</text:p>
          </table:table-cell>
          <table:table-cell table:style-name="Почта" office:value-type="string">
            <text:p>c2rvjz@gmail.com</text:p>
          </table:table-cell>
          <table:table-cell table:content-validation-name="val3" office:value-type="string">
            <text:p>Спикер</text:p>
          </table:table-cell>
          <table:table-cell table:content-validation-name="val5"/>
          <table:table-cell table:number-columns-repeated="1005"/>
        </table:table-row>
        <table:table-row table:style-name="ro1">
          <table:table-cell table:style-name="ce2" table:formula="of:=[.$A21] + 1" office:value-type="float" office:value="21">
            <text:p>21</text:p>
          </table:table-cell>
          <table:table-cell table:style-name="ФИО" office:value-type="string">
            <text:p>Розанов Степан Кириллович</text:p>
          </table:table-cell>
          <table:table-cell table:style-name="Фамилия" table:number-matrix-columns-spanned="3" table:number-matrix-rows-spanned="1" table:formula="of:=TRIM(MID(SUBSTITUTE([.B22];&quot; &quot;;REPT(&quot; &quot;;98));{1;99;197};98))" office:value-type="string" office:string-value="Розанов">
            <text:p>Розанов</text:p>
          </table:table-cell>
          <table:table-cell office:value-type="string" office:string-value="Степан">
            <text:p>Степан</text:p>
          </table:table-cell>
          <table:table-cell table:style-name="ce3" office:value-type="string" office:string-value="Кириллович">
            <text:p>Кириллович</text:p>
          </table:table-cell>
          <table:table-cell table:style-name="ФИО" office:value-type="string">
            <text:p>Розанова Степана Кирилловича</text:p>
          </table:table-cell>
          <table:table-cell table:style-name="Фамилия" table:number-matrix-columns-spanned="3" table:number-matrix-rows-spanned="1" table:formula="of:=TRIM(MID(SUBSTITUTE([.F22];&quot; &quot;;REPT(&quot; &quot;;98));{1;99;197};98))" office:value-type="string" office:string-value="Розанова">
            <text:p>Розанова</text:p>
          </table:table-cell>
          <table:table-cell table:style-name="ce5" office:value-type="string" office:string-value="Степана">
            <text:p>Степана</text:p>
          </table:table-cell>
          <table:table-cell table:style-name="ce3" office:value-type="string" office:string-value="Кирилловича">
            <text:p>Кирилловича</text:p>
          </table:table-cell>
          <table:table-cell table:style-name="ФИО" office:value-type="string">
            <text:p>Розанову Степану Кирилловичу</text:p>
          </table:table-cell>
          <table:table-cell table:style-name="ce6" table:number-matrix-columns-spanned="3" table:number-matrix-rows-spanned="1" table:formula="of:=TRIM(MID(SUBSTITUTE([.J22];&quot; &quot;;REPT(&quot; &quot;;98));{1;99;197};98))" office:value-type="string" office:string-value="Розанову">
            <text:p>Розанову</text:p>
          </table:table-cell>
          <table:table-cell table:style-name="ce7" office:value-type="string" office:string-value="Степану">
            <text:p>Степану</text:p>
          </table:table-cell>
          <table:table-cell table:style-name="ce3" office:value-type="string" office:string-value="Кирилловичу">
            <text:p>Кирилл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22]));IF([.$N22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98941514388">
            <text:p>+9 (894) 151-43-88</text:p>
          </table:table-cell>
          <table:table-cell table:style-name="Почта" office:value-type="string">
            <text:p>tfcpudz8@mail.ru</text:p>
          </table:table-cell>
          <table:table-cell table:content-validation-name="val3" office:value-type="string">
            <text:p>Ассистент</text:p>
          </table:table-cell>
          <table:table-cell table:content-validation-name="val5"/>
          <table:table-cell table:number-columns-repeated="1005"/>
        </table:table-row>
        <table:table-row table:style-name="ro1">
          <table:table-cell table:style-name="ce2" table:formula="of:=[.$A22] + 1" office:value-type="float" office:value="22">
            <text:p>22</text:p>
          </table:table-cell>
          <table:table-cell table:style-name="ФИО" office:value-type="string">
            <text:p>Ромазанов Игорь Яковлевич</text:p>
          </table:table-cell>
          <table:table-cell table:style-name="Фамилия" table:number-matrix-columns-spanned="3" table:number-matrix-rows-spanned="1" table:formula="of:=TRIM(MID(SUBSTITUTE([.B23];&quot; &quot;;REPT(&quot; &quot;;98));{1;99;197};98))" office:value-type="string" office:string-value="Ромазанов">
            <text:p>Ромазанов</text:p>
          </table:table-cell>
          <table:table-cell office:value-type="string" office:string-value="Игорь">
            <text:p>Игорь</text:p>
          </table:table-cell>
          <table:table-cell table:style-name="ce3" office:value-type="string" office:string-value="Яковлевич">
            <text:p>Яковлевич</text:p>
          </table:table-cell>
          <table:table-cell table:style-name="ФИО" office:value-type="string">
            <text:p>Ромазанова Игоря Яковлевича</text:p>
          </table:table-cell>
          <table:table-cell table:style-name="Фамилия" table:number-matrix-columns-spanned="3" table:number-matrix-rows-spanned="1" table:formula="of:=TRIM(MID(SUBSTITUTE([.F23];&quot; &quot;;REPT(&quot; &quot;;98));{1;99;197};98))" office:value-type="string" office:string-value="Ромазанова">
            <text:p>Ромазанова</text:p>
          </table:table-cell>
          <table:table-cell table:style-name="ce5" office:value-type="string" office:string-value="Игоря">
            <text:p>Игоря</text:p>
          </table:table-cell>
          <table:table-cell table:style-name="ce3" office:value-type="string" office:string-value="Яковлевича">
            <text:p>Яковлевича</text:p>
          </table:table-cell>
          <table:table-cell table:style-name="ФИО" office:value-type="string">
            <text:p>Ромазанову Степану Яковлевичу</text:p>
          </table:table-cell>
          <table:table-cell table:style-name="ce6" table:number-matrix-columns-spanned="3" table:number-matrix-rows-spanned="1" table:formula="of:=TRIM(MID(SUBSTITUTE([.J23];&quot; &quot;;REPT(&quot; &quot;;98));{1;99;197};98))" office:value-type="string" office:string-value="Ромазанову">
            <text:p>Ромазанову</text:p>
          </table:table-cell>
          <table:table-cell table:style-name="ce7" office:value-type="string" office:string-value="Степану">
            <text:p>Степану</text:p>
          </table:table-cell>
          <table:table-cell table:style-name="ce3" office:value-type="string" office:string-value="Яковлевичу">
            <text:p>Яковле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23]));IF([.$N23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96998686064">
            <text:p>+9 (699) 868-60-64</text:p>
          </table:table-cell>
          <table:table-cell table:style-name="Почта" office:value-type="string">
            <text:p>aicx6le@mail.ru</text:p>
          </table:table-cell>
          <table:table-cell table:content-validation-name="val3" office:value-type="string">
            <text:p>Участник</text:p>
          </table:table-cell>
          <table:table-cell table:content-validation-name="val5"/>
          <table:table-cell table:number-columns-repeated="1005"/>
        </table:table-row>
        <table:table-row table:style-name="ro1">
          <table:table-cell table:style-name="ce2" table:formula="of:=[.$A23] + 1" office:value-type="float" office:value="23">
            <text:p>23</text:p>
          </table:table-cell>
          <table:table-cell table:style-name="ФИО" office:value-type="string">
            <text:p>Жукова Ника Валериановна</text:p>
          </table:table-cell>
          <table:table-cell table:style-name="Фамилия" table:number-matrix-columns-spanned="3" table:number-matrix-rows-spanned="1" table:formula="of:=TRIM(MID(SUBSTITUTE([.B24];&quot; &quot;;REPT(&quot; &quot;;98));{1;99;197};98))" office:value-type="string" office:string-value="Жукова">
            <text:p>Жукова</text:p>
          </table:table-cell>
          <table:table-cell office:value-type="string" office:string-value="Ника">
            <text:p>Ника</text:p>
          </table:table-cell>
          <table:table-cell table:style-name="ce3" office:value-type="string" office:string-value="Валериановна">
            <text:p>Валериановна</text:p>
          </table:table-cell>
          <table:table-cell table:style-name="ФИО" office:value-type="string">
            <text:p>Жуковой Ники Валериановны</text:p>
          </table:table-cell>
          <table:table-cell table:style-name="Фамилия" table:number-matrix-columns-spanned="3" table:number-matrix-rows-spanned="1" table:formula="of:=TRIM(MID(SUBSTITUTE([.F24];&quot; &quot;;REPT(&quot; &quot;;98));{1;99;197};98))" office:value-type="string" office:string-value="Жуковой">
            <text:p>Жуковой</text:p>
          </table:table-cell>
          <table:table-cell table:style-name="ce5" office:value-type="string" office:string-value="Ники">
            <text:p>Ники</text:p>
          </table:table-cell>
          <table:table-cell table:style-name="ce3" office:value-type="string" office:string-value="Валериановны">
            <text:p>Валериановны</text:p>
          </table:table-cell>
          <table:table-cell table:style-name="ФИО" office:value-type="string">
            <text:p>Жуковой Нике Валериановне</text:p>
          </table:table-cell>
          <table:table-cell table:style-name="ce6" table:number-matrix-columns-spanned="3" table:number-matrix-rows-spanned="1" table:formula="of:=TRIM(MID(SUBSTITUTE([.J24];&quot; &quot;;REPT(&quot; &quot;;98));{1;99;197};98))" office:value-type="string" office:string-value="Жуковой">
            <text:p>Жуковой</text:p>
          </table:table-cell>
          <table:table-cell table:style-name="ce7" office:value-type="string" office:string-value="Нике">
            <text:p>Нике</text:p>
          </table:table-cell>
          <table:table-cell table:style-name="ce3" office:value-type="string" office:string-value="Валериановне">
            <text:p>Валериановне</text:p>
          </table:table-cell>
          <table:table-cell table:style-name="Пол" table:content-validation-name="val1" office:value-type="string">
            <text:p>Ж</text:p>
          </table:table-cell>
          <table:table-cell table:formula="of:=IF(NOT(ISBLANK([.$N24]));IF([.$N24]=&quot;М&quot;; &quot;Достопочтенный&quot;; &quot;Достопочтенная&quot;);&quot;&quot;)" office:value-type="string" office:string-value="Достопочтенная">
            <text:p>Достопочтенная</text:p>
          </table:table-cell>
          <table:table-cell table:style-name="Телефон" office:value-type="float" office:value="14107273205">
            <text:p>+1 (410) 727-32-05</text:p>
          </table:table-cell>
          <table:table-cell table:style-name="Почта" office:value-type="string">
            <text:p>eambf0jtc@gmail.com</text:p>
          </table:table-cell>
          <table:table-cell table:content-validation-name="val3" office:value-type="string">
            <text:p>Президиум</text:p>
          </table:table-cell>
          <table:table-cell table:content-validation-name="val5"/>
          <table:table-cell table:number-columns-repeated="1005"/>
        </table:table-row>
        <table:table-row table:style-name="ro1">
          <table:table-cell table:style-name="ce2" table:formula="of:=[.$A24] + 1" office:value-type="float" office:value="24">
            <text:p>24</text:p>
          </table:table-cell>
          <table:table-cell table:style-name="ФИО" office:value-type="string">
            <text:p>Хмельнов Георгий Кириллович</text:p>
          </table:table-cell>
          <table:table-cell table:style-name="Фамилия" table:number-matrix-columns-spanned="3" table:number-matrix-rows-spanned="1" table:formula="of:=TRIM(MID(SUBSTITUTE([.B25];&quot; &quot;;REPT(&quot; &quot;;98));{1;99;197};98))" office:value-type="string" office:string-value="Хмельнов">
            <text:p>Хмельнов</text:p>
          </table:table-cell>
          <table:table-cell office:value-type="string" office:string-value="Георгий">
            <text:p>Георгий</text:p>
          </table:table-cell>
          <table:table-cell table:style-name="ce3" office:value-type="string" office:string-value="Кириллович">
            <text:p>Кириллович</text:p>
          </table:table-cell>
          <table:table-cell table:style-name="ФИО" office:value-type="string">
            <text:p>Хмельнова Георгия Кирилловича</text:p>
          </table:table-cell>
          <table:table-cell table:style-name="Фамилия" table:number-matrix-columns-spanned="3" table:number-matrix-rows-spanned="1" table:formula="of:=TRIM(MID(SUBSTITUTE([.F25];&quot; &quot;;REPT(&quot; &quot;;98));{1;99;197};98))" office:value-type="string" office:string-value="Хмельнова">
            <text:p>Хмельнова</text:p>
          </table:table-cell>
          <table:table-cell table:style-name="ce5" office:value-type="string" office:string-value="Георгия">
            <text:p>Георгия</text:p>
          </table:table-cell>
          <table:table-cell table:style-name="ce3" office:value-type="string" office:string-value="Кирилловича">
            <text:p>Кирилловича</text:p>
          </table:table-cell>
          <table:table-cell table:style-name="ФИО" office:value-type="string">
            <text:p>Хмельнаву Георгию Кирилловичу</text:p>
          </table:table-cell>
          <table:table-cell table:style-name="ce6" table:number-matrix-columns-spanned="3" table:number-matrix-rows-spanned="1" table:formula="of:=TRIM(MID(SUBSTITUTE([.J25];&quot; &quot;;REPT(&quot; &quot;;98));{1;99;197};98))" office:value-type="string" office:string-value="Хмельнаву">
            <text:p>Хмельнаву</text:p>
          </table:table-cell>
          <table:table-cell table:style-name="ce7" office:value-type="string" office:string-value="Георгию">
            <text:p>Георгию</text:p>
          </table:table-cell>
          <table:table-cell table:style-name="ce3" office:value-type="string" office:string-value="Кирилловичу">
            <text:p>Кирилл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25]));IF([.$N25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19698017260">
            <text:p>+1 (969) 801-72-60</text:p>
          </table:table-cell>
          <table:table-cell table:style-name="Почта" office:value-type="string">
            <text:p>v7oqs0y@inbox.ru</text:p>
          </table:table-cell>
          <table:table-cell table:content-validation-name="val3" office:value-type="string">
            <text:p>Регистратор</text:p>
          </table:table-cell>
          <table:table-cell table:content-validation-name="val5"/>
          <table:table-cell table:number-columns-repeated="1005"/>
        </table:table-row>
        <table:table-row table:style-name="ro1">
          <table:table-cell table:style-name="ce2" table:formula="of:=[.$A25] + 1" office:value-type="float" office:value="25">
            <text:p>25</text:p>
          </table:table-cell>
          <table:table-cell table:style-name="ФИО" office:value-type="string">
            <text:p>Дагин Севастьян Никифорович</text:p>
          </table:table-cell>
          <table:table-cell table:style-name="Фамилия" table:number-matrix-columns-spanned="3" table:number-matrix-rows-spanned="1" table:formula="of:=TRIM(MID(SUBSTITUTE([.B26];&quot; &quot;;REPT(&quot; &quot;;98));{1;99;197};98))" office:value-type="string" office:string-value="Дагин">
            <text:p>Дагин</text:p>
          </table:table-cell>
          <table:table-cell office:value-type="string" office:string-value="Севастьян">
            <text:p>Севастьян</text:p>
          </table:table-cell>
          <table:table-cell table:style-name="ce3" office:value-type="string" office:string-value="Никифорович">
            <text:p>Никифорович</text:p>
          </table:table-cell>
          <table:table-cell table:style-name="ФИО" office:value-type="string">
            <text:p>Дагина Севастьяна Никифоровича</text:p>
          </table:table-cell>
          <table:table-cell table:style-name="Фамилия" table:number-matrix-columns-spanned="3" table:number-matrix-rows-spanned="1" table:formula="of:=TRIM(MID(SUBSTITUTE([.F26];&quot; &quot;;REPT(&quot; &quot;;98));{1;99;197};98))" office:value-type="string" office:string-value="Дагина">
            <text:p>Дагина</text:p>
          </table:table-cell>
          <table:table-cell table:style-name="ce5" office:value-type="string" office:string-value="Севастьяна">
            <text:p>Севастьяна</text:p>
          </table:table-cell>
          <table:table-cell table:style-name="ce3" office:value-type="string" office:string-value="Никифоровича">
            <text:p>Никифоровича</text:p>
          </table:table-cell>
          <table:table-cell table:style-name="ФИО" office:value-type="string">
            <text:p>Дагину Севастьяну Никифоровичу</text:p>
          </table:table-cell>
          <table:table-cell table:style-name="ce6" table:number-matrix-columns-spanned="3" table:number-matrix-rows-spanned="1" table:formula="of:=TRIM(MID(SUBSTITUTE([.J26];&quot; &quot;;REPT(&quot; &quot;;98));{1;99;197};98))" office:value-type="string" office:string-value="Дагину">
            <text:p>Дагину</text:p>
          </table:table-cell>
          <table:table-cell table:style-name="ce7" office:value-type="string" office:string-value="Севастьяну">
            <text:p>Севастьяну</text:p>
          </table:table-cell>
          <table:table-cell table:style-name="ce3" office:value-type="string" office:string-value="Никифоровичу">
            <text:p>Никифор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26]));IF([.$N26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98464857932">
            <text:p>+9 (846) 485-79-32</text:p>
          </table:table-cell>
          <table:table-cell table:style-name="Почта" office:value-type="string">
            <text:p>2bhlmvroyt1@mail.ru</text:p>
          </table:table-cell>
          <table:table-cell table:content-validation-name="val3" office:value-type="string">
            <text:p>Участник</text:p>
          </table:table-cell>
          <table:table-cell table:content-validation-name="val5"/>
          <table:table-cell table:number-columns-repeated="1005"/>
        </table:table-row>
        <table:table-row table:style-name="ro1">
          <table:table-cell table:style-name="ce2" table:formula="of:=[.$A26] + 1" office:value-type="float" office:value="26">
            <text:p>26</text:p>
          </table:table-cell>
          <table:table-cell table:style-name="ФИО" office:value-type="string">
            <text:p>Пайков Павел Данилович</text:p>
          </table:table-cell>
          <table:table-cell table:style-name="Фамилия" table:number-matrix-columns-spanned="3" table:number-matrix-rows-spanned="1" table:formula="of:=TRIM(MID(SUBSTITUTE([.B27];&quot; &quot;;REPT(&quot; &quot;;98));{1;99;197};98))" office:value-type="string" office:string-value="Пайков">
            <text:p>Пайков</text:p>
          </table:table-cell>
          <table:table-cell office:value-type="string" office:string-value="Павел">
            <text:p>Павел</text:p>
          </table:table-cell>
          <table:table-cell table:style-name="ce3" office:value-type="string" office:string-value="Данилович">
            <text:p>Данилович</text:p>
          </table:table-cell>
          <table:table-cell table:style-name="ФИО" office:value-type="string">
            <text:p>Пайкова Павла Даниловича</text:p>
          </table:table-cell>
          <table:table-cell table:style-name="Фамилия" table:number-matrix-columns-spanned="3" table:number-matrix-rows-spanned="1" table:formula="of:=TRIM(MID(SUBSTITUTE([.F27];&quot; &quot;;REPT(&quot; &quot;;98));{1;99;197};98))" office:value-type="string" office:string-value="Пайкова">
            <text:p>Пайкова</text:p>
          </table:table-cell>
          <table:table-cell table:style-name="ce5" office:value-type="string" office:string-value="Павла">
            <text:p>Павла</text:p>
          </table:table-cell>
          <table:table-cell table:style-name="ce3" office:value-type="string" office:string-value="Даниловича">
            <text:p>Даниловича</text:p>
          </table:table-cell>
          <table:table-cell table:style-name="ФИО" office:value-type="string">
            <text:p>Пайкову Павлу Даниловичу</text:p>
          </table:table-cell>
          <table:table-cell table:style-name="ce6" table:number-matrix-columns-spanned="3" table:number-matrix-rows-spanned="1" table:formula="of:=TRIM(MID(SUBSTITUTE([.J27];&quot; &quot;;REPT(&quot; &quot;;98));{1;99;197};98))" office:value-type="string" office:string-value="Пайкову">
            <text:p>Пайкову</text:p>
          </table:table-cell>
          <table:table-cell table:style-name="ce7" office:value-type="string" office:string-value="Павлу">
            <text:p>Павлу</text:p>
          </table:table-cell>
          <table:table-cell table:style-name="ce3" office:value-type="string" office:string-value="Даниловичу">
            <text:p>Данил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27]));IF([.$N27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19485622387">
            <text:p>+1 (948) 562-23-87</text:p>
          </table:table-cell>
          <table:table-cell table:style-name="Почта" office:value-type="string">
            <text:p>rahkjm4xo97@inbox.ru</text:p>
          </table:table-cell>
          <table:table-cell table:content-validation-name="val3" office:value-type="string">
            <text:p>Организатор</text:p>
          </table:table-cell>
          <table:table-cell table:content-validation-name="val5"/>
          <table:table-cell table:number-columns-repeated="1005"/>
        </table:table-row>
        <table:table-row table:style-name="ro1">
          <table:table-cell table:style-name="ce2" table:formula="of:=[.$A27] + 1" office:value-type="float" office:value="27">
            <text:p>27</text:p>
          </table:table-cell>
          <table:table-cell table:style-name="ФИО" office:value-type="string">
            <text:p>Немцова Ольга Саввановна</text:p>
          </table:table-cell>
          <table:table-cell table:style-name="Фамилия" table:number-matrix-columns-spanned="3" table:number-matrix-rows-spanned="1" table:formula="of:=TRIM(MID(SUBSTITUTE([.B28];&quot; &quot;;REPT(&quot; &quot;;98));{1;99;197};98))" office:value-type="string" office:string-value="Немцова">
            <text:p>Немцова</text:p>
          </table:table-cell>
          <table:table-cell office:value-type="string" office:string-value="Ольга">
            <text:p>Ольга</text:p>
          </table:table-cell>
          <table:table-cell table:style-name="ce3" office:value-type="string" office:string-value="Саввановна">
            <text:p>Саввановна</text:p>
          </table:table-cell>
          <table:table-cell table:style-name="ФИО" office:value-type="string">
            <text:p>Немцовой Ольги Саввановны</text:p>
          </table:table-cell>
          <table:table-cell table:style-name="Фамилия" table:number-matrix-columns-spanned="3" table:number-matrix-rows-spanned="1" table:formula="of:=TRIM(MID(SUBSTITUTE([.F28];&quot; &quot;;REPT(&quot; &quot;;98));{1;99;197};98))" office:value-type="string" office:string-value="Немцовой">
            <text:p>Немцовой</text:p>
          </table:table-cell>
          <table:table-cell table:style-name="ce5" office:value-type="string" office:string-value="Ольги">
            <text:p>Ольги</text:p>
          </table:table-cell>
          <table:table-cell table:style-name="ce3" office:value-type="string" office:string-value="Саввановны">
            <text:p>Саввановны</text:p>
          </table:table-cell>
          <table:table-cell table:style-name="ФИО" office:value-type="string">
            <text:p>Немцовой Ольге Саввановне</text:p>
          </table:table-cell>
          <table:table-cell table:style-name="ce6" table:number-matrix-columns-spanned="3" table:number-matrix-rows-spanned="1" table:formula="of:=TRIM(MID(SUBSTITUTE([.J28];&quot; &quot;;REPT(&quot; &quot;;98));{1;99;197};98))" office:value-type="string" office:string-value="Немцовой">
            <text:p>Немцовой</text:p>
          </table:table-cell>
          <table:table-cell table:style-name="ce7" office:value-type="string" office:string-value="Ольге">
            <text:p>Ольге</text:p>
          </table:table-cell>
          <table:table-cell table:style-name="ce3" office:value-type="string" office:string-value="Саввановне">
            <text:p>Саввановне</text:p>
          </table:table-cell>
          <table:table-cell table:style-name="Пол" table:content-validation-name="val1" office:value-type="string">
            <text:p>Ж</text:p>
          </table:table-cell>
          <table:table-cell table:formula="of:=IF(NOT(ISBLANK([.$N28]));IF([.$N28]=&quot;М&quot;; &quot;Достопочтенный&quot;; &quot;Достопочтенная&quot;);&quot;&quot;)" office:value-type="string" office:string-value="Достопочтенная">
            <text:p>Достопочтенная</text:p>
          </table:table-cell>
          <table:table-cell table:style-name="Телефон" office:value-type="float" office:value="19743713357">
            <text:p>+1 (974) 371-33-57</text:p>
          </table:table-cell>
          <table:table-cell table:style-name="Почта" office:value-type="string">
            <text:p>aj9m0yon@gmail.com</text:p>
          </table:table-cell>
          <table:table-cell table:content-validation-name="val3" office:value-type="string">
            <text:p>Участник</text:p>
          </table:table-cell>
          <table:table-cell table:content-validation-name="val5"/>
          <table:table-cell table:number-columns-repeated="1005"/>
        </table:table-row>
        <table:table-row table:style-name="ro1">
          <table:table-cell table:style-name="ce2" table:formula="of:=[.$A28] + 1" office:value-type="float" office:value="28">
            <text:p>28</text:p>
          </table:table-cell>
          <table:table-cell table:style-name="ФИО" office:value-type="string">
            <text:p>Воронцов Юрий Яковеевичевич</text:p>
          </table:table-cell>
          <table:table-cell table:style-name="Фамилия" table:number-matrix-columns-spanned="3" table:number-matrix-rows-spanned="1" table:formula="of:=TRIM(MID(SUBSTITUTE([.B29];&quot; &quot;;REPT(&quot; &quot;;98));{1;99;197};98))" office:value-type="string" office:string-value="Воронцов">
            <text:p>Воронцов</text:p>
          </table:table-cell>
          <table:table-cell office:value-type="string" office:string-value="Юрий">
            <text:p>Юрий</text:p>
          </table:table-cell>
          <table:table-cell table:style-name="ce3" office:value-type="string" office:string-value="Яковеевичевич">
            <text:p>Яковеевичевич</text:p>
          </table:table-cell>
          <table:table-cell table:style-name="ФИО" office:value-type="string">
            <text:p>Воронцова Юрия Яковеевичевича</text:p>
          </table:table-cell>
          <table:table-cell table:style-name="Фамилия" table:number-matrix-columns-spanned="3" table:number-matrix-rows-spanned="1" table:formula="of:=TRIM(MID(SUBSTITUTE([.F29];&quot; &quot;;REPT(&quot; &quot;;98));{1;99;197};98))" office:value-type="string" office:string-value="Воронцова">
            <text:p>Воронцова</text:p>
          </table:table-cell>
          <table:table-cell table:style-name="ce5" office:value-type="string" office:string-value="Юрия">
            <text:p>Юрия</text:p>
          </table:table-cell>
          <table:table-cell table:style-name="ce3" office:value-type="string" office:string-value="Яковеевичевича">
            <text:p>Яковеевичевича</text:p>
          </table:table-cell>
          <table:table-cell table:style-name="ФИО" office:value-type="string">
            <text:p>Воронцову Юрию Яковеевичевичу</text:p>
          </table:table-cell>
          <table:table-cell table:style-name="ce6" table:number-matrix-columns-spanned="3" table:number-matrix-rows-spanned="1" table:formula="of:=TRIM(MID(SUBSTITUTE([.J29];&quot; &quot;;REPT(&quot; &quot;;98));{1;99;197};98))" office:value-type="string" office:string-value="Воронцову">
            <text:p>Воронцову</text:p>
          </table:table-cell>
          <table:table-cell table:style-name="ce7" office:value-type="string" office:string-value="Юрию">
            <text:p>Юрию</text:p>
          </table:table-cell>
          <table:table-cell table:style-name="ce3" office:value-type="string" office:string-value="Яковеевичевичу">
            <text:p>Яковеевиче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29]));IF([.$N29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98100126032">
            <text:p>+9 (810) 012-60-32</text:p>
          </table:table-cell>
          <table:table-cell table:style-name="Почта" office:value-type="string">
            <text:p>oi0d61jexk5@list.ru</text:p>
          </table:table-cell>
          <table:table-cell table:content-validation-name="val3" office:value-type="string">
            <text:p>Старший регистратор</text:p>
          </table:table-cell>
          <table:table-cell table:content-validation-name="val5"/>
          <table:table-cell table:number-columns-repeated="1005"/>
        </table:table-row>
        <table:table-row table:style-name="ro1">
          <table:table-cell table:style-name="ce2" table:formula="of:=[.$A29] + 1" office:value-type="float" office:value="29">
            <text:p>29</text:p>
          </table:table-cell>
          <table:table-cell table:style-name="ФИО" office:value-type="string">
            <text:p>Иванину Григорий Никифорович</text:p>
          </table:table-cell>
          <table:table-cell table:style-name="Фамилия" table:number-matrix-columns-spanned="3" table:number-matrix-rows-spanned="1" table:formula="of:=TRIM(MID(SUBSTITUTE([.B30];&quot; &quot;;REPT(&quot; &quot;;98));{1;99;197};98))" office:value-type="string" office:string-value="Иванину">
            <text:p>Иванину</text:p>
          </table:table-cell>
          <table:table-cell office:value-type="string" office:string-value="Григорий">
            <text:p>Григорий</text:p>
          </table:table-cell>
          <table:table-cell table:style-name="ce3" office:value-type="string" office:string-value="Никифорович">
            <text:p>Никифорович</text:p>
          </table:table-cell>
          <table:table-cell table:style-name="ФИО" office:value-type="string">
            <text:p>Иванина Григория Никифоровича</text:p>
          </table:table-cell>
          <table:table-cell table:style-name="Фамилия" table:number-matrix-columns-spanned="3" table:number-matrix-rows-spanned="1" table:formula="of:=TRIM(MID(SUBSTITUTE([.F30];&quot; &quot;;REPT(&quot; &quot;;98));{1;99;197};98))" office:value-type="string" office:string-value="Иванина">
            <text:p>Иванина</text:p>
          </table:table-cell>
          <table:table-cell table:style-name="ce5" office:value-type="string" office:string-value="Григория">
            <text:p>Григория</text:p>
          </table:table-cell>
          <table:table-cell table:style-name="ce3" office:value-type="string" office:string-value="Никифоровича">
            <text:p>Никифоровича</text:p>
          </table:table-cell>
          <table:table-cell table:style-name="ФИО" office:value-type="string">
            <text:p>Иванину Григорию Никифоровичу</text:p>
          </table:table-cell>
          <table:table-cell table:style-name="ce6" table:number-matrix-columns-spanned="3" table:number-matrix-rows-spanned="1" table:formula="of:=TRIM(MID(SUBSTITUTE([.J30];&quot; &quot;;REPT(&quot; &quot;;98));{1;99;197};98))" office:value-type="string" office:string-value="Иванину">
            <text:p>Иванину</text:p>
          </table:table-cell>
          <table:table-cell table:style-name="ce7" office:value-type="string" office:string-value="Григорию">
            <text:p>Григорию</text:p>
          </table:table-cell>
          <table:table-cell table:style-name="ce3" office:value-type="string" office:string-value="Никифоровичу">
            <text:p>Никифоровичу</text:p>
          </table:table-cell>
          <table:table-cell table:style-name="Пол" table:content-validation-name="val1" office:value-type="string">
            <text:p>М</text:p>
          </table:table-cell>
          <table:table-cell table:formula="of:=IF(NOT(ISBLANK([.$N30]));IF([.$N30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10506070024">
            <text:p>+1 (050) 607-00-24</text:p>
          </table:table-cell>
          <table:table-cell table:style-name="Почта" office:value-type="string">
            <text:p>9tyqb1lf45@inbox.ru</text:p>
          </table:table-cell>
          <table:table-cell table:content-validation-name="val3" office:value-type="string">
            <text:p>Организатор</text:p>
          </table:table-cell>
          <table:table-cell table:content-validation-name="val5"/>
          <table:table-cell table:number-columns-repeated="1005"/>
        </table:table-row>
        <table:table-row table:style-name="ro2">
          <table:table-cell table:style-name="ce2" table:formula="of:=[.$A30] + 1" office:value-type="float" office:value="30">
            <text:p>30</text:p>
          </table:table-cell>
          <table:table-cell table:style-name="ФИО" office:value-type="string">
            <text:p>Сияносов Петр Себастьянович</text:p>
          </table:table-cell>
          <table:table-cell table:style-name="Фамилия" table:number-matrix-columns-spanned="3" table:number-matrix-rows-spanned="1" table:formula="of:=TRIM(MID(SUBSTITUTE([.B31];&quot; &quot;;REPT(&quot; &quot;;98));{1;99;197};98))" office:value-type="string" office:string-value="Сияносов">
            <text:p>Сияносов</text:p>
          </table:table-cell>
          <table:table-cell office:value-type="string" office:string-value="Петр">
            <text:p>Петр</text:p>
          </table:table-cell>
          <table:table-cell table:style-name="ce3" office:value-type="string" office:string-value="Себастьянович">
            <text:p>Себастьянович</text:p>
          </table:table-cell>
          <table:table-cell table:style-name="ФИО" office:value-type="string">
            <text:p>Сияносова Петра Себастьяновича</text:p>
          </table:table-cell>
          <table:table-cell table:style-name="Фамилия" table:number-matrix-columns-spanned="3" table:number-matrix-rows-spanned="1" table:formula="of:=TRIM(MID(SUBSTITUTE([.F31];&quot; &quot;;REPT(&quot; &quot;;98));{1;99;197};98))" office:value-type="string" office:string-value="Сияносова">
            <text:p>Сияносова</text:p>
          </table:table-cell>
          <table:table-cell table:style-name="ce5" office:value-type="string" office:string-value="Петра">
            <text:p>Петра</text:p>
          </table:table-cell>
          <table:table-cell table:style-name="ce3" office:value-type="string" office:string-value="Себастьяновича">
            <text:p>Себастьяновича</text:p>
          </table:table-cell>
          <table:table-cell table:style-name="ФИО" office:value-type="string">
            <text:p>Сияносову Петру Себастьяновичу</text:p>
          </table:table-cell>
          <table:table-cell table:style-name="ce6" table:number-matrix-columns-spanned="3" table:number-matrix-rows-spanned="1" table:formula="of:=TRIM(MID(SUBSTITUTE([.J31];&quot; &quot;;REPT(&quot; &quot;;98));{1;99;197};98))" office:value-type="string" office:string-value="Сияносову">
            <text:p>Сияносову</text:p>
          </table:table-cell>
          <table:table-cell table:style-name="ce7" office:value-type="string" office:string-value="Петру">
            <text:p>Петру</text:p>
          </table:table-cell>
          <table:table-cell table:style-name="ce3" office:value-type="string" office:string-value="Себастьяновичу">
            <text:p>Себастьяновичу</text:p>
          </table:table-cell>
          <table:table-cell table:style-name="Пол" table:content-validation-name="val2" office:value-type="string">
            <text:p>М</text:p>
          </table:table-cell>
          <table:table-cell table:formula="of:=IF(NOT(ISBLANK([.$N31]));IF([.$N31]=&quot;М&quot;; &quot;Достопочтенный&quot;; &quot;Достопочтенная&quot;);&quot;&quot;)" office:value-type="string" office:string-value="Достопочтенный">
            <text:p>Достопочтенный</text:p>
          </table:table-cell>
          <table:table-cell table:style-name="Телефон" office:value-type="float" office:value="79691415091">
            <text:p>+7 (969) 141-50-91</text:p>
          </table:table-cell>
          <table:table-cell table:style-name="Почта" office:value-type="string">
            <text:p>mwd4xngsca@inbox.ru</text:p>
          </table:table-cell>
          <table:table-cell table:content-validation-name="val4" office:value-type="string">
            <text:p>Ассистент спикера</text:p>
          </table:table-cell>
          <table:table-cell table:content-validation-name="val5"/>
          <table:table-cell table:number-columns-repeated="1005"/>
        </table:table-row>
        <table:table-row table:style-name="ro3">
          <table:table-cell table:style-name="ce2"/>
          <table:table-cell table:style-name="ФИО"/>
          <table:table-cell table:style-name="Фамилия"/>
          <table:table-cell/>
          <table:table-cell table:style-name="ce3"/>
          <table:table-cell table:style-name="ФИО"/>
          <table:table-cell table:style-name="Фамилия"/>
          <table:table-cell table:style-name="ce5"/>
          <table:table-cell table:style-name="ce3"/>
          <table:table-cell table:number-columns-repeated="9"/>
          <table:table-cell table:content-validation-name="val5"/>
          <table:table-cell table:number-columns-repeated="1005"/>
        </table:table-row>
        <table:table-row table:style-name="ro3" table:number-rows-repeated="1048543">
          <table:table-cell table:number-columns-repeated="18"/>
          <table:table-cell table:content-validation-name="val5"/>
          <table:table-cell table:number-columns-repeated="1005"/>
        </table:table-row>
        <table:table-row table:style-name="ro3">
          <table:table-cell table:number-columns-repeated="18"/>
          <table:table-cell table:content-validation-name="val5"/>
          <table:table-cell table:number-columns-repeated="1005"/>
        </table:table-row>
        <table:named-expressions/>
      </table:table>
      <table:table table:name="Мероприятия" table:style-name="ta1" table:print="false">
        <table:table-column table:style-name="co5" table:default-cell-style-name="Текст"/>
        <table:table-row table:style-name="ro4">
          <table:table-cell table:style-name="Поле" office:value-type="string">
            <text:p>Мероприятие</text:p>
          </table:table-cell>
        </table:table-row>
        <table:table-row table:style-name="ro3">
          <table:table-cell office:value-type="string">
            <text:p>Студенческая конференция</text:p>
          </table:table-cell>
        </table:table-row>
        <table:table-row table:style-name="ro3" table:number-rows-repeated="1048573">
          <table:table-cell/>
        </table:table-row>
        <table:table-row table:style-name="ro3">
          <table:table-cell/>
        </table:table-row>
        <table:named-expressions/>
      </table:table>
      <table:table table:name="Пол" table:style-name="ta1" table:print="false">
        <table:table-column table:style-name="co9" table:default-cell-style-name="Текст"/>
        <table:table-row table:style-name="ro4">
          <table:table-cell table:style-name="Поле" office:value-type="string">
            <text:p>Пол</text:p>
          </table:table-cell>
        </table:table-row>
        <table:table-row table:style-name="ro3">
          <table:table-cell office:value-type="string">
            <text:p>М</text:p>
          </table:table-cell>
        </table:table-row>
        <table:table-row table:style-name="ro3">
          <table:table-cell office:value-type="string">
            <text:p>Ж</text:p>
          </table:table-cell>
        </table:table-row>
        <table:named-expressions/>
      </table:table>
      <table:table table:name="Роль" table:style-name="ta1" table:print="false">
        <table:table-column table:style-name="co10" table:default-cell-style-name="Текст"/>
        <table:table-row table:style-name="ro4">
          <table:table-cell table:style-name="Поле" office:value-type="string">
            <text:p>Роль</text:p>
          </table:table-cell>
        </table:table-row>
        <table:table-row table:style-name="ro3">
          <table:table-cell office:value-type="string">
            <text:p>Участник</text:p>
          </table:table-cell>
        </table:table-row>
        <table:table-row table:style-name="ro3">
          <table:table-cell office:value-type="string">
            <text:p>Организатор</text:p>
          </table:table-cell>
        </table:table-row>
        <table:table-row table:style-name="ro3">
          <table:table-cell office:value-type="string">
            <text:p>Встречающий</text:p>
          </table:table-cell>
        </table:table-row>
        <table:table-row table:style-name="ro3">
          <table:table-cell office:value-type="string">
            <text:p>Регистратор</text:p>
          </table:table-cell>
        </table:table-row>
        <table:table-row table:style-name="ro3">
          <table:table-cell office:value-type="string">
            <text:p>Старший регистратор</text:p>
          </table:table-cell>
        </table:table-row>
        <table:table-row table:style-name="ro3">
          <table:table-cell office:value-type="string">
            <text:p>Спикер</text:p>
          </table:table-cell>
        </table:table-row>
        <table:table-row table:style-name="ro3">
          <table:table-cell office:value-type="string">
            <text:p>Ассистент спикера</text:p>
          </table:table-cell>
        </table:table-row>
        <table:table-row table:style-name="ro3">
          <table:table-cell office:value-type="string">
            <text:p>Президиум</text:p>
          </table:table-cell>
        </table:table-row>
        <table:table-row table:style-name="ro3" table:number-rows-repeated="10">
          <table:table-cell/>
        </table:table-row>
        <table:table-row table:style-name="ro3">
          <table:table-cell/>
        </table:table-row>
        <table:named-expressions/>
      </table:table>
      <table:named-expressions>
        <table:named-range table:name="РольЗначение" table:base-cell-address="$Пол.$A$7" table:cell-range-address="$Роль.$A$2:.$A$7"/>
        <table:named-range table:name="ПолЗначения" table:base-cell-address="$Мероприятия.$A$3" table:cell-range-address="$Пол.$A$2:.$A$3"/>
        <table:named-range table:name="ПолЗначение" table:base-cell-address="$Мероприятия.$A$2" table:cell-range-address="$Пол.$A$2:.$A$3"/>
        <table:named-range table:name="РольЗначения" table:base-cell-address="$Пол.$A$20" table:cell-range-address="$Роль.$A$2:.$A$20"/>
        <table:named-range table:name="мероприятие" table:base-cell-address="$Мероприятия.$A$20" table:cell-range-address="$Мероприятия.$A$2:.$A$2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 Cyr" svg:font-family="'Arial Cyr'"/>
    <style:font-face style:name="TeXGyreChorus" svg:font-family="TeXGyreChorus" style:font-adornments="Обычный" style:font-pitch="variable"/>
    <style:font-face style:name="TeXGyreHeros" svg:font-family="TeXGyreHeros" style:font-adornments="Полужирный" style:font-pitch="variable"/>
    <style:font-face style:name="Ubuntu" svg:font-family="Ubuntu" style:font-pitch="variable"/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ru" fo:country="RU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text>+</number:text>
      <number:number number:decimal-places="0" number:min-integer-digits="11">
        <number:embedded-text number:position="10"> (</number:embedded-text>
        <number:embedded-text number:position="7">) </number:embedded-text>
        <number:embedded-text number:position="4">-</number:embedded-text>
        <number:embedded-text number:position="2">-</number:embedded-text>
      </number:number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Поле" style:family="table-cell" style:parent-style-name="Текст">
      <style:text-properties fo:font-size="18pt" fo:font-style="italic" fo:font-weight="bold"/>
    </style:style>
    <style:style style:name="Текст" style:family="table-cell" style:parent-style-name="Default">
      <style:table-cell-properties fo:background-color="transparent" fo:padding="0cm"/>
      <style:text-properties fo:color="#000000" style:font-name="TeXGyreChorus" fo:font-size="16pt" fo:font-weight="normal"/>
    </style:style>
    <style:style style:name="Номер" style:family="table-cell" style:parent-style-name="Текст" style:data-style-name="N0">
      <style:table-cell-properties style:text-align-source="fix" style:repeat-content="false"/>
      <style:paragraph-properties fo:text-align="start"/>
      <style:text-properties style:font-name="TeXGyreHeros" fo:font-size="14pt" fo:font-style="normal" fo:font-weight="bold"/>
    </style:style>
    <style:style style:name="Почта" style:family="table-cell" style:parent-style-name="Текст">
      <style:table-cell-properties fo:background-color="#ffffff"/>
      <style:text-properties fo:language="zxx" fo:country="none" fo:font-weight="normal"/>
    </style:style>
    <style:style style:name="Фамилия" style:family="table-cell" style:parent-style-name="Текст">
      <style:text-properties fo:language="zxx" fo:country="none" fo:font-weight="normal"/>
    </style:style>
    <style:style style:name="ФИО" style:family="table-cell" style:parent-style-name="Текст">
      <style:table-cell-properties fo:background-color="transparent"/>
      <style:text-properties fo:language="zxx" fo:country="none" fo:font-weight="normal"/>
    </style:style>
    <style:style style:name="Пол" style:family="table-cell" style:parent-style-name="Текст">
      <style:table-cell-properties style:text-align-source="fix" style:repeat-content="false"/>
      <style:paragraph-properties fo:text-align="center" fo:margin-left="0cm"/>
    </style:style>
    <style:style style:name="Телефон" style:family="table-cell" style:parent-style-name="Текст" style:data-style-name="N108">
      <style:text-properties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6">26.11.2020</text:date>, <text:time>10:40:3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ирилл Колобов</meta:initial-creator>
    <meta:creation-date>2020-10-29T09:52:15</meta:creation-date>
    <dc:date>2020-11-26T10:40:37</dc:date>
    <meta:editing-duration>PT11H31M47S</meta:editing-duration>
    <meta:editing-cycles>108</meta:editing-cycles>
    <meta:generator>OpenOffice/4.1.7$Unix OpenOffice.org_project/417m1$Build-9800</meta:generator>
    <meta:document-statistic meta:table-count="4" meta:cell-count="576" meta:object-count="0"/>
  </office:meta>
</office:document-meta>
</file>